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593cm"/>
    </style:style>
    <style:style style:name="co3" style:family="table-column">
      <style:table-column-properties fo:break-before="auto" style:column-width="17.066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22.0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nl" fo:country="B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nl" fo:country="B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nl" fo:country="B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HTML engel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Tag</text:p>
          </table:table-cell>
          <table:table-cell table:style-name="ce1" office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comment.asp">&lt;!--...--&gt;</text:a></text:p>
          </table:table-cell>
          <table:table-cell office:value-type="string">
            <text:p>Defines a com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doctype.asp">&lt;!DOCTYPE&gt;</text:a> </text:p>
          </table:table-cell>
          <table:table-cell office:value-type="string">
            <text:p>Defines the document typ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a.asp">&lt;a&gt;</text:a></text:p>
          </table:table-cell>
          <table:table-cell office:value-type="string">
            <text:p>Defines a hyperlink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abbr.asp">&lt;abbr&gt;</text:a></text:p>
          </table:table-cell>
          <table:table-cell office:value-type="string">
            <text:p>Defines an abbreviation or an acronym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acronym.asp">&lt;acronym&gt;</text:a></text:p>
          </table:table-cell>
          <table:table-cell office:value-type="string">
            <text:p>Not supported in HTML5. Use <text:a xlink:href="https://www.w3schools.com/tags/tag_abbr.asp">&lt;abbr&gt;</text:a> instead. Defines an acronym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address.asp">&lt;address&gt;</text:a></text:p>
          </table:table-cell>
          <table:table-cell office:value-type="string">
            <text:p>Defines contact information for the author/owner of a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applet.asp">&lt;applet&gt;</text:a></text:p>
          </table:table-cell>
          <table:table-cell office:value-type="string">
            <text:p>Not supported in HTML5. Use <text:a xlink:href="https://www.w3schools.com/tags/tag_embed.asp">&lt;embed&gt;</text:a> or <text:a xlink:href="https://www.w3schools.com/tags/tag_object.asp">&lt;object&gt;</text:a> instead. Defines an embedded apple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area.asp">&lt;area&gt;</text:a></text:p>
          </table:table-cell>
          <table:table-cell office:value-type="string">
            <text:p>Defines an area inside an image map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article.asp">&lt;article&gt;</text:a></text:p>
          </table:table-cell>
          <table:table-cell office:value-type="string">
            <text:p>Defines an articl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aside.asp">&lt;aside&gt;</text:a></text:p>
          </table:table-cell>
          <table:table-cell office:value-type="string">
            <text:p>Defines content aside from the page cont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audio.asp">&lt;audio&gt;</text:a></text:p>
          </table:table-cell>
          <table:table-cell office:value-type="string">
            <text:p>Defines embedded sound cont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b.asp">&lt;b&gt;</text:a></text:p>
          </table:table-cell>
          <table:table-cell office:value-type="string">
            <text:p>Defines bold tex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base.asp">&lt;base&gt;</text:a></text:p>
          </table:table-cell>
          <table:table-cell office:value-type="string">
            <text:p>Specifies the base URL/target for all relative URLs in a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basefont.asp">&lt;basefont&gt;</text:a></text:p>
          </table:table-cell>
          <table:table-cell office:value-type="string">
            <text:p>Not supported in HTML5. Use CSS instead. Specifies a default color, size, and font for all text in a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bdi.asp">&lt;bdi&gt;</text:a></text:p>
          </table:table-cell>
          <table:table-cell office:value-type="string">
            <text:p>Isolates a part of text that might be formatted in a different direction from other text outside i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bdo.asp">&lt;bdo&gt;</text:a></text:p>
          </table:table-cell>
          <table:table-cell office:value-type="string">
            <text:p>Overrides the current text direction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big.asp">&lt;big&gt;</text:a></text:p>
          </table:table-cell>
          <table:table-cell office:value-type="string">
            <text:p>Not supported in HTML5. Use CSS instead. Defines big tex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blockquote.asp">&lt;blockquote&gt;</text:a></text:p>
          </table:table-cell>
          <table:table-cell office:value-type="string">
            <text:p>Defines a section that is quoted from another sourc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body.asp">&lt;body&gt;</text:a></text:p>
          </table:table-cell>
          <table:table-cell office:value-type="string">
            <text:p>Defines the document's body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br.asp">&lt;br&gt;</text:a></text:p>
          </table:table-cell>
          <table:table-cell office:value-type="string">
            <text:p>Defines a single line break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button.asp">&lt;button&gt;</text:a></text:p>
          </table:table-cell>
          <table:table-cell office:value-type="string">
            <text:p>Defines a clickable button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canvas.asp">&lt;canvas&gt;</text:a></text:p>
          </table:table-cell>
          <table:table-cell office:value-type="string">
            <text:p>Used to draw graphics, on the fly, via scripting (usually JavaScript)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caption.asp">&lt;caption&gt;</text:a></text:p>
          </table:table-cell>
          <table:table-cell office:value-type="string">
            <text:p>Defines a table caption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center.asp">&lt;center&gt;</text:a></text:p>
          </table:table-cell>
          <table:table-cell office:value-type="string">
            <text:p>Not supported in HTML5. Use CSS instead. Defines centered tex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cite.asp">&lt;cite&gt;</text:a></text:p>
          </table:table-cell>
          <table:table-cell office:value-type="string">
            <text:p>Defines the title of a work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code.asp">&lt;code&gt;</text:a></text:p>
          </table:table-cell>
          <table:table-cell office:value-type="string">
            <text:p>Defines a piece of computer cod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col.asp">&lt;col&gt;</text:a></text:p>
          </table:table-cell>
          <table:table-cell office:value-type="string">
            <text:p>Specifies column properties for each column within a &lt;colgroup&gt; element 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colgroup.asp">&lt;colgroup&gt;</text:a></text:p>
          </table:table-cell>
          <table:table-cell office:value-type="string">
            <text:p>Specifies a group of one or more columns in a table for formatting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data.asp">&lt;data&gt;</text:a></text:p>
          </table:table-cell>
          <table:table-cell office:value-type="string">
            <text:p>Adds a machine-readable translation of a given cont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datalist.asp">&lt;datalist&gt;</text:a></text:p>
          </table:table-cell>
          <table:table-cell office:value-type="string">
            <text:p>Specifies a list of pre-defined options for input controls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dd.asp">&lt;dd&gt;</text:a></text:p>
          </table:table-cell>
          <table:table-cell office:value-type="string">
            <text:p>Defines a description/value of a term in a description lis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del.asp">&lt;del&gt;</text:a></text:p>
          </table:table-cell>
          <table:table-cell office:value-type="string">
            <text:p>Defines text that has been deleted from a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details.asp">&lt;details&gt;</text:a></text:p>
          </table:table-cell>
          <table:table-cell office:value-type="string">
            <text:p>Defines additional details that the user can view or hid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dfn.asp">&lt;dfn&gt;</text:a></text:p>
          </table:table-cell>
          <table:table-cell office:value-type="string">
            <text:p>Specifies a term that is going to be defined within the cont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dialog.asp">&lt;dialog&gt;</text:a></text:p>
          </table:table-cell>
          <table:table-cell office:value-type="string">
            <text:p>Defines a dialog box or window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dir.asp">&lt;dir&gt;</text:a></text:p>
          </table:table-cell>
          <table:table-cell office:value-type="string">
            <text:p>Not supported in HTML5. Use <text:a xlink:href="https://www.w3schools.com/tags/tag_ul.asp">&lt;ul&gt;</text:a> instead. Defines a directory lis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div.asp">&lt;div&gt;</text:a></text:p>
          </table:table-cell>
          <table:table-cell office:value-type="string">
            <text:p>Defines a section in a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dl.asp">&lt;dl&gt;</text:a></text:p>
          </table:table-cell>
          <table:table-cell office:value-type="string">
            <text:p>Defines a description lis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dt.asp">&lt;dt&gt;</text:a></text:p>
          </table:table-cell>
          <table:table-cell office:value-type="string">
            <text:p>Defines a term/name in a description lis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em.asp">&lt;em&gt;</text:a></text:p>
          </table:table-cell>
          <table:table-cell office:value-type="string">
            <text:p>Defines emphasized text 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embed.asp">&lt;embed&gt;</text:a></text:p>
          </table:table-cell>
          <table:table-cell office:value-type="string">
            <text:p>Defines a container for an external application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fieldset.asp">&lt;fieldset&gt;</text:a></text:p>
          </table:table-cell>
          <table:table-cell office:value-type="string">
            <text:p>Groups related elements in a form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figcaption.asp">&lt;figcaption&gt;</text:a></text:p>
          </table:table-cell>
          <table:table-cell office:value-type="string">
            <text:p>Defines a caption for a &lt;figure&gt; ele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figure.asp">&lt;figure&gt;</text:a></text:p>
          </table:table-cell>
          <table:table-cell office:value-type="string">
            <text:p>Specifies self-contained cont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font.asp">&lt;font&gt;</text:a></text:p>
          </table:table-cell>
          <table:table-cell office:value-type="string">
            <text:p>Not supported in HTML5. Use CSS instead. Defines font, color, and size for tex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footer.asp">&lt;footer&gt;</text:a></text:p>
          </table:table-cell>
          <table:table-cell office:value-type="string">
            <text:p>Defines a footer for a document or section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form.asp">&lt;form&gt;</text:a></text:p>
          </table:table-cell>
          <table:table-cell office:value-type="string">
            <text:p>Defines an HTML form for user inpu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frame.asp">&lt;frame&gt;</text:a></text:p>
          </table:table-cell>
          <table:table-cell office:value-type="string">
            <text:p>Not supported in HTML5. Defines a window (a frame) in a framese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frameset.asp">&lt;frameset&gt;</text:a></text:p>
          </table:table-cell>
          <table:table-cell office:value-type="string">
            <text:p>Not supported in HTML5. Defines a set of frames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hn.asp">&lt;h1&gt; to &lt;h6&gt;</text:a></text:p>
          </table:table-cell>
          <table:table-cell office:value-type="string">
            <text:p>Defines HTML headings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head.asp">&lt;head&gt;</text:a></text:p>
          </table:table-cell>
          <table:table-cell office:value-type="string">
            <text:p>Contains metadata/information for the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header.asp">&lt;header&gt;</text:a></text:p>
          </table:table-cell>
          <table:table-cell office:value-type="string">
            <text:p>Defines a header for a document or section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hgroup.asp">&lt;hgroup&gt;</text:a></text:p>
          </table:table-cell>
          <table:table-cell office:value-type="string">
            <text:p>Defines a header and related cont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hr.asp">&lt;hr&gt;</text:a></text:p>
          </table:table-cell>
          <table:table-cell office:value-type="string">
            <text:p>Defines a thematic change in the cont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html.asp">&lt;html&gt;</text:a></text:p>
          </table:table-cell>
          <table:table-cell office:value-type="string">
            <text:p>Defines the root of an HTML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i.asp">&lt;i&gt;</text:a></text:p>
          </table:table-cell>
          <table:table-cell office:value-type="string">
            <text:p>Defines a part of text in an alternate voice or mood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iframe.asp">&lt;iframe&gt;</text:a></text:p>
          </table:table-cell>
          <table:table-cell office:value-type="string">
            <text:p>Defines an inline fram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img.asp">&lt;img&gt;</text:a></text:p>
          </table:table-cell>
          <table:table-cell office:value-type="string">
            <text:p>Defines an imag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input.asp">&lt;input&gt;</text:a></text:p>
          </table:table-cell>
          <table:table-cell office:value-type="string">
            <text:p>Defines an input control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ins.asp">&lt;ins&gt;</text:a></text:p>
          </table:table-cell>
          <table:table-cell office:value-type="string">
            <text:p>Defines a text that has been inserted into a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kbd.asp">&lt;kbd&gt;</text:a></text:p>
          </table:table-cell>
          <table:table-cell office:value-type="string">
            <text:p>Defines keyboard inpu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label.asp">&lt;label&gt;</text:a></text:p>
          </table:table-cell>
          <table:table-cell office:value-type="string">
            <text:p>Defines a label for an &lt;input&gt; ele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legend.asp">&lt;legend&gt;</text:a></text:p>
          </table:table-cell>
          <table:table-cell office:value-type="string">
            <text:p>Defines a caption for a &lt;fieldset&gt; ele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li.asp">&lt;li&gt;</text:a></text:p>
          </table:table-cell>
          <table:table-cell office:value-type="string">
            <text:p>Defines a list item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link.asp">&lt;link&gt;</text:a></text:p>
          </table:table-cell>
          <table:table-cell office:value-type="string">
            <text:p>Defines the relationship between a document and an external resource (most used to link to style sheets)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main.asp">&lt;main&gt;</text:a></text:p>
          </table:table-cell>
          <table:table-cell office:value-type="string">
            <text:p>Specifies the main content of a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map.asp">&lt;map&gt;</text:a></text:p>
          </table:table-cell>
          <table:table-cell office:value-type="string">
            <text:p>Defines an image map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mark.asp">&lt;mark&gt;</text:a></text:p>
          </table:table-cell>
          <table:table-cell office:value-type="string">
            <text:p>Defines marked/highlighted tex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menu.asp">&lt;menu&gt;</text:a></text:p>
          </table:table-cell>
          <table:table-cell office:value-type="string">
            <text:p>Defines an unordered lis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meta.asp">&lt;meta&gt;</text:a></text:p>
          </table:table-cell>
          <table:table-cell office:value-type="string">
            <text:p>Defines metadata about an HTML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meter.asp">&lt;meter&gt;</text:a></text:p>
          </table:table-cell>
          <table:table-cell office:value-type="string">
            <text:p>Defines a scalar measurement within a known range (a gauge)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nav.asp">&lt;nav&gt;</text:a></text:p>
          </table:table-cell>
          <table:table-cell office:value-type="string">
            <text:p>Defines navigation links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noframes.asp">&lt;noframes&gt;</text:a></text:p>
          </table:table-cell>
          <table:table-cell office:value-type="string">
            <text:p>Not supported in HTML5. Defines an alternate content for users that do not support frames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noscript.asp">&lt;noscript&gt;</text:a></text:p>
          </table:table-cell>
          <table:table-cell office:value-type="string">
            <text:p>Defines an alternate content for users that do not support client-side scripts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object.asp">&lt;object&gt;</text:a></text:p>
          </table:table-cell>
          <table:table-cell office:value-type="string">
            <text:p>Defines a container for an external application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ol.asp">&lt;ol&gt;</text:a></text:p>
          </table:table-cell>
          <table:table-cell office:value-type="string">
            <text:p>Defines an ordered lis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optgroup.asp">&lt;optgroup&gt;</text:a></text:p>
          </table:table-cell>
          <table:table-cell office:value-type="string">
            <text:p>Defines a group of related options in a drop-down lis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option.asp">&lt;option&gt;</text:a></text:p>
          </table:table-cell>
          <table:table-cell office:value-type="string">
            <text:p>Defines an option in a drop-down lis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output.asp">&lt;output&gt;</text:a></text:p>
          </table:table-cell>
          <table:table-cell office:value-type="string">
            <text:p>Defines the result of a calculation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p.asp">&lt;p&gt;</text:a></text:p>
          </table:table-cell>
          <table:table-cell office:value-type="string">
            <text:p>Defines a paragraph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param.asp">&lt;param&gt;</text:a></text:p>
          </table:table-cell>
          <table:table-cell office:value-type="string">
            <text:p>Defines a parameter for an objec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picture.asp">&lt;picture&gt;</text:a></text:p>
          </table:table-cell>
          <table:table-cell office:value-type="string">
            <text:p>Defines a container for multiple image resources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pre.asp">&lt;pre&gt;</text:a></text:p>
          </table:table-cell>
          <table:table-cell office:value-type="string">
            <text:p>Defines preformatted tex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progress.asp">&lt;progress&gt;</text:a></text:p>
          </table:table-cell>
          <table:table-cell office:value-type="string">
            <text:p>Represents the progress of a task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q.asp">&lt;q&gt;</text:a></text:p>
          </table:table-cell>
          <table:table-cell office:value-type="string">
            <text:p>Defines a short quotation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rp.asp">&lt;rp&gt;</text:a></text:p>
          </table:table-cell>
          <table:table-cell office:value-type="string">
            <text:p>Defines what to show in browsers that do not support ruby annotations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rt.asp">&lt;rt&gt;</text:a></text:p>
          </table:table-cell>
          <table:table-cell office:value-type="string">
            <text:p>Defines an explanation/pronunciation of characters (for East Asian typography)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ruby.asp">&lt;ruby&gt;</text:a></text:p>
          </table:table-cell>
          <table:table-cell office:value-type="string">
            <text:p>Defines a ruby annotation (for East Asian typography)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.asp">&lt;s&gt;</text:a></text:p>
          </table:table-cell>
          <table:table-cell office:value-type="string">
            <text:p>Defines text that is no longer correc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amp.asp">&lt;samp&gt;</text:a></text:p>
          </table:table-cell>
          <table:table-cell office:value-type="string">
            <text:p>Defines sample output from a computer program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cript.asp">&lt;script&gt;</text:a></text:p>
          </table:table-cell>
          <table:table-cell office:value-type="string">
            <text:p>Defines a client-side scrip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earch.asp">&lt;search&gt;</text:a></text:p>
          </table:table-cell>
          <table:table-cell office:value-type="string">
            <text:p>Defines a search section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ection.asp">&lt;section&gt;</text:a></text:p>
          </table:table-cell>
          <table:table-cell office:value-type="string">
            <text:p>Defines a section in a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elect.asp">&lt;select&gt;</text:a></text:p>
          </table:table-cell>
          <table:table-cell office:value-type="string">
            <text:p>Defines a drop-down lis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mall.asp">&lt;small&gt;</text:a></text:p>
          </table:table-cell>
          <table:table-cell office:value-type="string">
            <text:p>Defines smaller tex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ource.asp">&lt;source&gt;</text:a></text:p>
          </table:table-cell>
          <table:table-cell office:value-type="string">
            <text:p>Defines multiple media resources for media elements (&lt;video&gt; and &lt;audio&gt;)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pan.asp">&lt;span&gt;</text:a></text:p>
          </table:table-cell>
          <table:table-cell office:value-type="string">
            <text:p>Defines a section in a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trike.asp">&lt;strike&gt;</text:a></text:p>
          </table:table-cell>
          <table:table-cell office:value-type="string">
            <text:p>Not supported in HTML5. Use <text:a xlink:href="https://www.w3schools.com/tags/tag_del.asp">&lt;del&gt;</text:a> or <text:a xlink:href="https://www.w3schools.com/tags/tag_s.asp">&lt;s&gt;</text:a> instead. Defines strikethrough tex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trong.asp">&lt;strong&gt;</text:a></text:p>
          </table:table-cell>
          <table:table-cell office:value-type="string">
            <text:p>Defines important tex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tyle.asp">&lt;style&gt;</text:a></text:p>
          </table:table-cell>
          <table:table-cell office:value-type="string">
            <text:p>Defines style information for a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ub.asp">&lt;sub&gt;</text:a></text:p>
          </table:table-cell>
          <table:table-cell office:value-type="string">
            <text:p>Defines subscripted tex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ummary.asp">&lt;summary&gt;</text:a></text:p>
          </table:table-cell>
          <table:table-cell office:value-type="string">
            <text:p>Defines a visible heading for a &lt;details&gt; ele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up.asp">&lt;sup&gt;</text:a></text:p>
          </table:table-cell>
          <table:table-cell office:value-type="string">
            <text:p>Defines superscripted tex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svg.asp">&lt;svg&gt;</text:a></text:p>
          </table:table-cell>
          <table:table-cell office:value-type="string">
            <text:p>Defines a container for SVG graphics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table.asp">&lt;table&gt;</text:a></text:p>
          </table:table-cell>
          <table:table-cell office:value-type="string">
            <text:p>Defines a tabl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tbody.asp">&lt;tbody&gt;</text:a></text:p>
          </table:table-cell>
          <table:table-cell office:value-type="string">
            <text:p>Groups the body content in a tabl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td.asp">&lt;td&gt;</text:a></text:p>
          </table:table-cell>
          <table:table-cell office:value-type="string">
            <text:p>Defines a cell in a tabl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template.asp">&lt;template&gt;</text:a></text:p>
          </table:table-cell>
          <table:table-cell office:value-type="string">
            <text:p>Defines a container for content that should be hidden when the page loads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textarea.asp">&lt;textarea&gt;</text:a></text:p>
          </table:table-cell>
          <table:table-cell office:value-type="string">
            <text:p>Defines a multiline input control (text area)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tfoot.asp">&lt;tfoot&gt;</text:a></text:p>
          </table:table-cell>
          <table:table-cell office:value-type="string">
            <text:p>Groups the footer content in a tabl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th.asp">&lt;th&gt;</text:a></text:p>
          </table:table-cell>
          <table:table-cell office:value-type="string">
            <text:p>Defines a header cell in a tabl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thead.asp">&lt;thead&gt;</text:a></text:p>
          </table:table-cell>
          <table:table-cell office:value-type="string">
            <text:p>Groups the header content in a tabl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time.asp">&lt;time&gt;</text:a></text:p>
          </table:table-cell>
          <table:table-cell office:value-type="string">
            <text:p>Defines a specific time (or datetime)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title.asp">&lt;title&gt;</text:a></text:p>
          </table:table-cell>
          <table:table-cell office:value-type="string">
            <text:p>Defines a title for the docum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tr.asp">&lt;tr&gt;</text:a></text:p>
          </table:table-cell>
          <table:table-cell office:value-type="string">
            <text:p>Defines a row in a tabl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track.asp">&lt;track&gt;</text:a></text:p>
          </table:table-cell>
          <table:table-cell office:value-type="string">
            <text:p>Defines text tracks for media elements (&lt;video&gt; and &lt;audio&gt;)</text:p>
          </table:table-cell>
          <table:table-cell table:number-columns-repeated="1022"/>
        </table:table-row>
        <table:table-row table:style-name="ro2">
          <table:table-cell office:value-type="string">
            <text:p><text:a xlink:href="https://www.w3schools.com/tags/tag_tt.asp">&lt;tt&gt;</text:a></text:p>
          </table:table-cell>
          <table:table-cell office:value-type="string">
            <text:p>Not supported in HTML5. Use CSS instead.</text:p>
            <text:p>Defines teletype tex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u.asp">&lt;u&gt;</text:a></text:p>
          </table:table-cell>
          <table:table-cell office:value-type="string">
            <text:p>Defines some text that is unarticulated and styled differently from normal tex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ul.asp">&lt;ul&gt;</text:a></text:p>
          </table:table-cell>
          <table:table-cell office:value-type="string">
            <text:p>Defines an unordered lis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var.asp">&lt;var&gt;</text:a></text:p>
          </table:table-cell>
          <table:table-cell office:value-type="string">
            <text:p>Defines a variable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video.asp">&lt;video&gt;</text:a></text:p>
          </table:table-cell>
          <table:table-cell office:value-type="string">
            <text:p>Defines embedded video content</text:p>
          </table:table-cell>
          <table:table-cell table:number-columns-repeated="1022"/>
        </table:table-row>
        <table:table-row table:style-name="ro1">
          <table:table-cell office:value-type="string">
            <text:p><text:a xlink:href="https://www.w3schools.com/tags/tag_wbr.asp">&lt;wbr&gt;</text:a></text:p>
          </table:table-cell>
          <table:table-cell office:value-type="string">
            <text:p>Defines a possible line-break</text:p>
          </table:table-cell>
          <table:table-cell table:number-columns-repeated="1022"/>
        </table:table-row>
      </table:table>
      <table:table table:name="HTML nedelands" table:style-name="ta1" table:print="false">
        <table:table-column table:style-name="co1" table:default-cell-style-name="ce5"/>
        <table:table-column table:style-name="co4" table:default-cell-style-name="ce5"/>
        <table:table-column table:style-name="co2" table:number-columns-repeated="2" table:default-cell-style-name="Default"/>
        <table:table-column table:style-name="co3" table:number-columns-repeated="1020" table:default-cell-style-name="Default"/>
        <table:table-row table:style-name="ro1">
          <table:table-cell table:style-name="ce3" office:value-type="string">
            <text:p>Tag</text:p>
          </table:table-cell>
          <table:table-cell table:style-name="ce3" office:value-type="string">
            <text:p>Label</text:p>
          </table:table-cell>
          <table:table-cell table:style-name="ce6" office:value-type="string">
            <text:p>Beschrijving</text:p>
          </table:table-cell>
          <table:table-cell table:style-name="ce1" office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comment.asp">&lt;!--...--&gt;</text:a></text:p>
          </table:table-cell>
          <table:table-cell table:style-name="ce4" office:value-type="string">
            <text:p>&lt;!--...--&gt;</text:p>
          </table:table-cell>
          <table:table-cell table:style-name="ce2" office:value-type="string">
            <text:p>Definieert een opmerking</text:p>
          </table:table-cell>
          <table:table-cell table:style-name="ce2" office:value-type="string">
            <text:p>Defines a 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doctype.asp">&lt;!DOCTYPE&gt;</text:a> </text:p>
          </table:table-cell>
          <table:table-cell table:style-name="ce4" office:value-type="string">
            <text:p>&lt;!DOCTYPE&gt;</text:p>
          </table:table-cell>
          <table:table-cell table:style-name="ce2" office:value-type="string">
            <text:p>Definieert het documenttype</text:p>
          </table:table-cell>
          <table:table-cell table:style-name="ce2" office:value-type="string">
            <text:p>Defines the document typ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a.asp">&lt;a&gt;</text:a></text:p>
          </table:table-cell>
          <table:table-cell table:style-name="ce4" office:value-type="string">
            <text:p>&lt;a&gt;</text:p>
          </table:table-cell>
          <table:table-cell table:style-name="ce2" office:value-type="string">
            <text:p>Definieert een hyperlink</text:p>
          </table:table-cell>
          <table:table-cell table:style-name="ce2" office:value-type="string">
            <text:p>Defines a hyperlin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abbr.asp">&lt;abbr&gt;</text:a></text:p>
          </table:table-cell>
          <table:table-cell table:style-name="ce4" office:value-type="string">
            <text:p>&lt;afkorting&gt;</text:p>
          </table:table-cell>
          <table:table-cell table:style-name="ce2" office:value-type="string">
            <text:p>Definieert een afkorting of een acroniem</text:p>
          </table:table-cell>
          <table:table-cell table:style-name="ce2" office:value-type="string">
            <text:p>Defines an abbreviation or an acronym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acronym.asp">&lt;acronym&gt;</text:a></text:p>
          </table:table-cell>
          <table:table-cell table:style-name="ce4" office:value-type="string">
            <text:p>&lt;acroniem&gt;</text:p>
          </table:table-cell>
          <table:table-cell table:style-name="ce2" office:value-type="string">
            <text:p>Niet ondersteund in HTML5. Gebruik in plaats daarvan &lt;afkort&gt;. Definieert een acroniem</text:p>
          </table:table-cell>
          <table:table-cell table:style-name="ce2" office:value-type="string">
            <text:p>Not supported in HTML5. Use <text:a xlink:href="https://www.w3schools.com/tags/tag_abbr.asp">&lt;abbr&gt;</text:a> instead. Defines an acronym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address.asp">&lt;address&gt;</text:a></text:p>
          </table:table-cell>
          <table:table-cell table:style-name="ce4" office:value-type="string">
            <text:p>&lt;adres&gt;</text:p>
          </table:table-cell>
          <table:table-cell table:style-name="ce2" office:value-type="string">
            <text:p>Definieert contactgegevens voor de auteur/eigenaar van een document</text:p>
          </table:table-cell>
          <table:table-cell table:style-name="ce2" office:value-type="string">
            <text:p>Defines contact information for the author/owner of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applet.asp">&lt;applet&gt;</text:a></text:p>
          </table:table-cell>
          <table:table-cell table:style-name="ce4" office:value-type="string">
            <text:p>&lt;applet&gt;</text:p>
          </table:table-cell>
          <table:table-cell table:style-name="ce2" office:value-type="string">
            <text:p>Niet ondersteund in HTML5. Gebruik in plaats daarvan &lt;embed&gt; of &lt;object&gt; . Definieert een ingebedde applet</text:p>
          </table:table-cell>
          <table:table-cell table:style-name="ce2" office:value-type="string">
            <text:p>Not supported in HTML5. Use <text:a xlink:href="https://www.w3schools.com/tags/tag_embed.asp">&lt;embed&gt;</text:a> or <text:a xlink:href="https://www.w3schools.com/tags/tag_object.asp">&lt;object&gt;</text:a> instead. Defines an embedded apple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area.asp">&lt;area&gt;</text:a></text:p>
          </table:table-cell>
          <table:table-cell table:style-name="ce4" office:value-type="string">
            <text:p>&lt;gebied&gt;</text:p>
          </table:table-cell>
          <table:table-cell table:style-name="ce2" office:value-type="string">
            <text:p>Definieert een gebied binnen een imagemap</text:p>
          </table:table-cell>
          <table:table-cell table:style-name="ce2" office:value-type="string">
            <text:p>Defines an area inside an image map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article.asp">&lt;article&gt;</text:a></text:p>
          </table:table-cell>
          <table:table-cell table:style-name="ce4" office:value-type="string">
            <text:p>&lt;artikel&gt;</text:p>
          </table:table-cell>
          <table:table-cell table:style-name="ce2" office:value-type="string">
            <text:p>Definieert een artikel</text:p>
          </table:table-cell>
          <table:table-cell table:style-name="ce2" office:value-type="string">
            <text:p>Defines an artic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aside.asp">&lt;aside&gt;</text:a></text:p>
          </table:table-cell>
          <table:table-cell table:style-name="ce4" office:value-type="string">
            <text:p>&lt;terzijde&gt;</text:p>
          </table:table-cell>
          <table:table-cell table:style-name="ce2" office:value-type="string">
            <text:p>Definieert inhoud afgezien van de inhoud van de pagina</text:p>
          </table:table-cell>
          <table:table-cell table:style-name="ce2" office:value-type="string">
            <text:p>Defines content aside from the page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audio.asp">&lt;audio&gt;</text:a></text:p>
          </table:table-cell>
          <table:table-cell table:style-name="ce4" office:value-type="string">
            <text:p>&lt;audio&gt;</text:p>
          </table:table-cell>
          <table:table-cell table:style-name="ce2" office:value-type="string">
            <text:p>Definieert ingebedde geluidsinhoud</text:p>
          </table:table-cell>
          <table:table-cell table:style-name="ce2" office:value-type="string">
            <text:p>Defines embedded sound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b.asp">&lt;b&gt;</text:a></text:p>
          </table:table-cell>
          <table:table-cell table:style-name="ce4" office:value-type="string">
            <text:p>&lt;b&gt;</text:p>
          </table:table-cell>
          <table:table-cell table:style-name="ce2" office:value-type="string">
            <text:p>Definieert vetgedrukte tekst</text:p>
          </table:table-cell>
          <table:table-cell table:style-name="ce2" office:value-type="string">
            <text:p>Defines bold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base.asp">&lt;base&gt;</text:a></text:p>
          </table:table-cell>
          <table:table-cell table:style-name="ce4" office:value-type="string">
            <text:p>&lt;basis&gt;</text:p>
          </table:table-cell>
          <table:table-cell table:style-name="ce2" office:value-type="string">
            <text:p>Specificeert de basis-URL/doel voor alle relatieve URL's in een document</text:p>
          </table:table-cell>
          <table:table-cell table:style-name="ce2" office:value-type="string">
            <text:p>Specifies the base URL/target for all relative URLs in a docu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<text:a xlink:href="https://www.w3schools.com/tags/tag_basefont.asp">&lt;basefont&gt;</text:a></text:p>
          </table:table-cell>
          <table:table-cell table:style-name="ce4" office:value-type="string">
            <text:p>&lt;basislettertype&gt;</text:p>
          </table:table-cell>
          <table:table-cell table:style-name="ce2" office:value-type="string">
            <text:p>Niet ondersteund in HTML5. Gebruik in plaats daarvan CSS. Specificeert een standaardkleur, -grootte en -lettertype voor alle tekst in een document</text:p>
          </table:table-cell>
          <table:table-cell table:style-name="ce2" office:value-type="string">
            <text:p>Not supported in HTML5. Use CSS instead. Specifies a default color, size, and font for all text in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bdi.asp">&lt;bdi&gt;</text:a></text:p>
          </table:table-cell>
          <table:table-cell table:style-name="ce4" office:value-type="string">
            <text:p>&lt;bdi&gt;</text:p>
          </table:table-cell>
          <table:table-cell table:style-name="ce2" office:value-type="string">
            <text:p>Isoleert een deel van de tekst dat mogelijk in een andere richting is opgemaakt dan andere tekst daarbuiten</text:p>
          </table:table-cell>
          <table:table-cell table:style-name="ce2" office:value-type="string">
            <text:p>Isolates a part of text that might be formatted in a different direction from other text outside i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bdo.asp">&lt;bdo&gt;</text:a></text:p>
          </table:table-cell>
          <table:table-cell table:style-name="ce4" office:value-type="string">
            <text:p>&lt;bdo&gt;</text:p>
          </table:table-cell>
          <table:table-cell table:style-name="ce2" office:value-type="string">
            <text:p>Overschrijft de huidige tekstrichting</text:p>
          </table:table-cell>
          <table:table-cell table:style-name="ce2" office:value-type="string">
            <text:p>Overrides the current text direc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big.asp">&lt;big&gt;</text:a></text:p>
          </table:table-cell>
          <table:table-cell table:style-name="ce4" office:value-type="string">
            <text:p>&lt;groot&gt;</text:p>
          </table:table-cell>
          <table:table-cell table:style-name="ce2" office:value-type="string">
            <text:p>Niet ondersteund in HTML5. Gebruik in plaats daarvan CSS. Definieert grote tekst</text:p>
          </table:table-cell>
          <table:table-cell table:style-name="ce2" office:value-type="string">
            <text:p>Not supported in HTML5. Use CSS instead. Defines big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blockquote.asp">&lt;blockquote&gt;</text:a></text:p>
          </table:table-cell>
          <table:table-cell table:style-name="ce4" office:value-type="string">
            <text:p>&lt;blokquote&gt;</text:p>
          </table:table-cell>
          <table:table-cell table:style-name="ce2" office:value-type="string">
            <text:p>Definieert een sectie die uit een andere bron wordt geciteerd</text:p>
          </table:table-cell>
          <table:table-cell table:style-name="ce2" office:value-type="string">
            <text:p>Defines a section that is quoted from another sourc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body.asp">&lt;body&gt;</text:a></text:p>
          </table:table-cell>
          <table:table-cell table:style-name="ce4" office:value-type="string">
            <text:p>&lt;lichaam&gt;</text:p>
          </table:table-cell>
          <table:table-cell table:style-name="ce2" office:value-type="string">
            <text:p>Definieert de hoofdtekst van het document</text:p>
          </table:table-cell>
          <table:table-cell table:style-name="ce2" office:value-type="string">
            <text:p>Defines the document's body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br.asp">&lt;br&gt;</text:a></text:p>
          </table:table-cell>
          <table:table-cell table:style-name="ce4" office:value-type="string">
            <text:p>&lt;br&gt;</text:p>
          </table:table-cell>
          <table:table-cell table:style-name="ce2" office:value-type="string">
            <text:p>Definieert een enkel regeleinde</text:p>
          </table:table-cell>
          <table:table-cell table:style-name="ce2" office:value-type="string">
            <text:p>Defines a single line brea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button.asp">&lt;button&gt;</text:a></text:p>
          </table:table-cell>
          <table:table-cell table:style-name="ce4" office:value-type="string">
            <text:p>&lt;knop&gt;</text:p>
          </table:table-cell>
          <table:table-cell table:style-name="ce2" office:value-type="string">
            <text:p>Definieert een klikbare knop</text:p>
          </table:table-cell>
          <table:table-cell table:style-name="ce2" office:value-type="string">
            <text:p>Defines a clickable butt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canvas.asp">&lt;canvas&gt;</text:a></text:p>
          </table:table-cell>
          <table:table-cell table:style-name="ce4" office:value-type="string">
            <text:p>&lt;doek&gt;</text:p>
          </table:table-cell>
          <table:table-cell table:style-name="ce2" office:value-type="string">
            <text:p>Wordt gebruikt om direct afbeeldingen te tekenen via scripting (meestal JavaScript)</text:p>
          </table:table-cell>
          <table:table-cell table:style-name="ce2" office:value-type="string">
            <text:p>Used to draw graphics, on the fly, via scripting (usually JavaScript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caption.asp">&lt;caption&gt;</text:a></text:p>
          </table:table-cell>
          <table:table-cell table:style-name="ce4" office:value-type="string">
            <text:p>&lt;bijschrift&gt;</text:p>
          </table:table-cell>
          <table:table-cell table:style-name="ce2" office:value-type="string">
            <text:p>Definieert een tabelbijschrift</text:p>
          </table:table-cell>
          <table:table-cell table:style-name="ce2" office:value-type="string">
            <text:p>Defines a table cap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center.asp">&lt;center&gt;</text:a></text:p>
          </table:table-cell>
          <table:table-cell table:style-name="ce4" office:value-type="string">
            <text:p>&lt;midden&gt;</text:p>
          </table:table-cell>
          <table:table-cell table:style-name="ce2" office:value-type="string">
            <text:p>Niet ondersteund in HTML5. Gebruik in plaats daarvan CSS. Definieert gecentreerde tekst</text:p>
          </table:table-cell>
          <table:table-cell table:style-name="ce2" office:value-type="string">
            <text:p>Not supported in HTML5. Use CSS instead. Defines centered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cite.asp">&lt;cite&gt;</text:a></text:p>
          </table:table-cell>
          <table:table-cell table:style-name="ce4" office:value-type="string">
            <text:p>&lt;citeer&gt;</text:p>
          </table:table-cell>
          <table:table-cell table:style-name="ce2" office:value-type="string">
            <text:p>Definieert de titel van een werk</text:p>
          </table:table-cell>
          <table:table-cell table:style-name="ce2" office:value-type="string">
            <text:p>Defines the title of a wo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code.asp">&lt;code&gt;</text:a></text:p>
          </table:table-cell>
          <table:table-cell table:style-name="ce4" office:value-type="string">
            <text:p>&lt;code&gt;</text:p>
          </table:table-cell>
          <table:table-cell table:style-name="ce2" office:value-type="string">
            <text:p>Definieert een stukje computercode</text:p>
          </table:table-cell>
          <table:table-cell table:style-name="ce2" office:value-type="string">
            <text:p>Defines a piece of computer cod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col.asp">&lt;col&gt;</text:a></text:p>
          </table:table-cell>
          <table:table-cell table:style-name="ce4" office:value-type="string">
            <text:p>&lt;kol&gt;</text:p>
          </table:table-cell>
          <table:table-cell table:style-name="ce2" office:value-type="string">
            <text:p>Specificeert kolomeigenschappen voor elke kolom binnen een &lt;colgroup&gt;-element</text:p>
          </table:table-cell>
          <table:table-cell table:style-name="ce2" office:value-type="string">
            <text:p>Specifies column properties for each column within a &lt;colgroup&gt; element 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colgroup.asp">&lt;colgroup&gt;</text:a></text:p>
          </table:table-cell>
          <table:table-cell table:style-name="ce4" office:value-type="string">
            <text:p>&lt;colgroep&gt;</text:p>
          </table:table-cell>
          <table:table-cell table:style-name="ce2" office:value-type="string">
            <text:p>Specificeert een groep van een of meer kolommen in een tabel voor opmaak</text:p>
          </table:table-cell>
          <table:table-cell table:style-name="ce2" office:value-type="string">
            <text:p>Specifies a group of one or more columns in a table for format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data.asp">&lt;data&gt;</text:a></text:p>
          </table:table-cell>
          <table:table-cell table:style-name="ce4" office:value-type="string">
            <text:p>&lt;gegevens&gt;</text:p>
          </table:table-cell>
          <table:table-cell table:style-name="ce2" office:value-type="string">
            <text:p>Voegt een machineleesbare vertaling van een bepaalde inhoud toe</text:p>
          </table:table-cell>
          <table:table-cell table:style-name="ce2" office:value-type="string">
            <text:p>Adds a machine-readable translation of a given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datalist.asp">&lt;datalist&gt;</text:a></text:p>
          </table:table-cell>
          <table:table-cell table:style-name="ce4" office:value-type="string">
            <text:p>&lt;datalijst&gt;</text:p>
          </table:table-cell>
          <table:table-cell table:style-name="ce2" office:value-type="string">
            <text:p>Specificeert een lijst met vooraf gedefinieerde opties voor invoerbesturingselementen</text:p>
          </table:table-cell>
          <table:table-cell table:style-name="ce2" office:value-type="string">
            <text:p>Specifies a list of pre-defined options for input control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dd.asp">&lt;dd&gt;</text:a></text:p>
          </table:table-cell>
          <table:table-cell table:style-name="ce4" office:value-type="string">
            <text:p>&lt;dd&gt;</text:p>
          </table:table-cell>
          <table:table-cell table:style-name="ce2" office:value-type="string">
            <text:p>Definieert een beschrijving/waarde van een term in een beschrijvingslijst</text:p>
          </table:table-cell>
          <table:table-cell table:style-name="ce2" office:value-type="string">
            <text:p>Defines a description/value of a term in a description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del.asp">&lt;del&gt;</text:a></text:p>
          </table:table-cell>
          <table:table-cell table:style-name="ce4" office:value-type="string">
            <text:p>&lt;del&gt;</text:p>
          </table:table-cell>
          <table:table-cell table:style-name="ce2" office:value-type="string">
            <text:p>Definieert tekst die uit een document is verwijderd</text:p>
          </table:table-cell>
          <table:table-cell table:style-name="ce2" office:value-type="string">
            <text:p>Defines text that has been deleted from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details.asp">&lt;details&gt;</text:a></text:p>
          </table:table-cell>
          <table:table-cell table:style-name="ce4" office:value-type="string">
            <text:p>&lt;details&gt;</text:p>
          </table:table-cell>
          <table:table-cell table:style-name="ce2" office:value-type="string">
            <text:p>Definieert aanvullende details die de gebruiker kan bekijken of verbergen</text:p>
          </table:table-cell>
          <table:table-cell table:style-name="ce2" office:value-type="string">
            <text:p>Defines additional details that the user can view or hid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dfn.asp">&lt;dfn&gt;</text:a></text:p>
          </table:table-cell>
          <table:table-cell table:style-name="ce4" office:value-type="string">
            <text:p>&lt;dfn&gt;</text:p>
          </table:table-cell>
          <table:table-cell table:style-name="ce2" office:value-type="string">
            <text:p>Specificeert een term die binnen de inhoud wordt gedefinieerd</text:p>
          </table:table-cell>
          <table:table-cell table:style-name="ce2" office:value-type="string">
            <text:p>Specifies a term that is going to be defined within the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dialog.asp">&lt;dialog&gt;</text:a></text:p>
          </table:table-cell>
          <table:table-cell table:style-name="ce4" office:value-type="string">
            <text:p>&lt;dialoog&gt;</text:p>
          </table:table-cell>
          <table:table-cell table:style-name="ce2" office:value-type="string">
            <text:p>Definieert een dialoogvenster of venster</text:p>
          </table:table-cell>
          <table:table-cell table:style-name="ce2" office:value-type="string">
            <text:p>Defines a dialog box or window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dir.asp">&lt;dir&gt;</text:a></text:p>
          </table:table-cell>
          <table:table-cell table:style-name="ce4" office:value-type="string">
            <text:p>&lt;map&gt;</text:p>
          </table:table-cell>
          <table:table-cell table:style-name="ce2" office:value-type="string">
            <text:p>Niet ondersteund in HTML5. Gebruik in plaats daarvan &lt;ul&gt;. Definieert een directorylijst</text:p>
          </table:table-cell>
          <table:table-cell table:style-name="ce2" office:value-type="string">
            <text:p>Not supported in HTML5. Use <text:a xlink:href="https://www.w3schools.com/tags/tag_ul.asp">&lt;ul&gt;</text:a> instead. Defines a directory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div.asp">&lt;div&gt;</text:a></text:p>
          </table:table-cell>
          <table:table-cell table:style-name="ce4" office:value-type="string">
            <text:p>&lt;div&gt;</text:p>
          </table:table-cell>
          <table:table-cell table:style-name="ce2" office:value-type="string">
            <text:p>Definieert een sectie in een document</text:p>
          </table:table-cell>
          <table:table-cell table:style-name="ce2" office:value-type="string">
            <text:p>Defines a section in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dl.asp">&lt;dl&gt;</text:a></text:p>
          </table:table-cell>
          <table:table-cell table:style-name="ce4" office:value-type="string">
            <text:p>&lt;dl&gt;</text:p>
          </table:table-cell>
          <table:table-cell table:style-name="ce2" office:value-type="string">
            <text:p>Definieert een beschrijvingslijst</text:p>
          </table:table-cell>
          <table:table-cell table:style-name="ce2" office:value-type="string">
            <text:p>Defines a description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dt.asp">&lt;dt&gt;</text:a></text:p>
          </table:table-cell>
          <table:table-cell table:style-name="ce4" office:value-type="string">
            <text:p>&lt;dt&gt;</text:p>
          </table:table-cell>
          <table:table-cell table:style-name="ce2" office:value-type="string">
            <text:p>Definieert een term/naam in een beschrijvingslijst</text:p>
          </table:table-cell>
          <table:table-cell table:style-name="ce2" office:value-type="string">
            <text:p>Defines a term/name in a description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em.asp">&lt;em&gt;</text:a></text:p>
          </table:table-cell>
          <table:table-cell table:style-name="ce4" office:value-type="string">
            <text:p>&lt;em&gt;</text:p>
          </table:table-cell>
          <table:table-cell table:style-name="ce2" office:value-type="string">
            <text:p>Definieert benadrukte tekst</text:p>
          </table:table-cell>
          <table:table-cell table:style-name="ce2" office:value-type="string">
            <text:p>Defines emphasized text 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embed.asp">&lt;embed&gt;</text:a></text:p>
          </table:table-cell>
          <table:table-cell table:style-name="ce4" office:value-type="string">
            <text:p>&lt;insluiten&gt;</text:p>
          </table:table-cell>
          <table:table-cell table:style-name="ce2" office:value-type="string">
            <text:p>Definieert een container voor een externe toepassing</text:p>
          </table:table-cell>
          <table:table-cell table:style-name="ce2" office:value-type="string">
            <text:p>Defines a container for an external applic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fieldset.asp">&lt;fieldset&gt;</text:a></text:p>
          </table:table-cell>
          <table:table-cell table:style-name="ce4" office:value-type="string">
            <text:p>&lt;veldset&gt;</text:p>
          </table:table-cell>
          <table:table-cell table:style-name="ce2" office:value-type="string">
            <text:p>Groepeert gerelateerde elementen in een formulier</text:p>
          </table:table-cell>
          <table:table-cell table:style-name="ce2" office:value-type="string">
            <text:p>Groups related elements in a form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figcaption.asp">&lt;figcaption&gt;</text:a></text:p>
          </table:table-cell>
          <table:table-cell table:style-name="ce4" office:value-type="string">
            <text:p>&lt;figcaption&gt;</text:p>
          </table:table-cell>
          <table:table-cell table:style-name="ce2" office:value-type="string">
            <text:p>Definieert een bijschrift voor een &lt;figure&gt;-element</text:p>
          </table:table-cell>
          <table:table-cell table:style-name="ce2" office:value-type="string">
            <text:p>Defines a caption for a &lt;figure&gt; ele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figure.asp">&lt;figure&gt;</text:a></text:p>
          </table:table-cell>
          <table:table-cell table:style-name="ce4" office:value-type="string">
            <text:p>&lt;figuur&gt;</text:p>
          </table:table-cell>
          <table:table-cell table:style-name="ce2" office:value-type="string">
            <text:p>Specificeert op zichzelf staande inhoud</text:p>
          </table:table-cell>
          <table:table-cell table:style-name="ce2" office:value-type="string">
            <text:p>Specifies self-contained cont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<text:a xlink:href="https://www.w3schools.com/tags/tag_font.asp">&lt;font&gt;</text:a></text:p>
          </table:table-cell>
          <table:table-cell table:style-name="ce4" office:value-type="string">
            <text:p>&lt;lettertype&gt;</text:p>
          </table:table-cell>
          <table:table-cell table:style-name="ce2" office:value-type="string">
            <text:p>Niet ondersteund in HTML5. Gebruik in plaats daarvan CSS. Definieert het lettertype, de kleur en de grootte van de tekst</text:p>
          </table:table-cell>
          <table:table-cell table:style-name="ce2" office:value-type="string">
            <text:p>Not supported in HTML5. Use CSS instead. Defines font, color, and size for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footer.asp">&lt;footer&gt;</text:a></text:p>
          </table:table-cell>
          <table:table-cell table:style-name="ce4" office:value-type="string">
            <text:p>&lt;voettekst&gt;</text:p>
          </table:table-cell>
          <table:table-cell table:style-name="ce2" office:value-type="string">
            <text:p>Definieert een voettekst voor een document of sectie</text:p>
          </table:table-cell>
          <table:table-cell table:style-name="ce2" office:value-type="string">
            <text:p>Defines a footer for a document or sec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form.asp">&lt;form&gt;</text:a></text:p>
          </table:table-cell>
          <table:table-cell table:style-name="ce4" office:value-type="string">
            <text:p>&lt;formulier&gt;</text:p>
          </table:table-cell>
          <table:table-cell table:style-name="ce2" office:value-type="string">
            <text:p>Definieert een HTML-formulier voor gebruikersinvoer</text:p>
          </table:table-cell>
          <table:table-cell table:style-name="ce2" office:value-type="string">
            <text:p>Defines an HTML form for user inpu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frame.asp">&lt;frame&gt;</text:a></text:p>
          </table:table-cell>
          <table:table-cell table:style-name="ce4" office:value-type="string">
            <text:p>&lt;frame&gt;</text:p>
          </table:table-cell>
          <table:table-cell table:style-name="ce2" office:value-type="string">
            <text:p>Niet ondersteund in HTML5. Definieert een venster (een frame) in een frameset</text:p>
          </table:table-cell>
          <table:table-cell table:style-name="ce2" office:value-type="string">
            <text:p>Not supported in HTML5. Defines a window (a frame) in a framese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frameset.asp">&lt;frameset&gt;</text:a></text:p>
          </table:table-cell>
          <table:table-cell table:style-name="ce4" office:value-type="string">
            <text:p>&lt;frameset&gt;</text:p>
          </table:table-cell>
          <table:table-cell table:style-name="ce2" office:value-type="string">
            <text:p>Niet ondersteund in HTML5. Definieert een set frames</text:p>
          </table:table-cell>
          <table:table-cell table:style-name="ce2" office:value-type="string">
            <text:p>Not supported in HTML5. Defines a set of fram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hn.asp">&lt;h1&gt; to &lt;h6&gt;</text:a></text:p>
          </table:table-cell>
          <table:table-cell table:style-name="ce4" office:value-type="string">
            <text:p>&lt;h1&gt; tot &lt;h6&gt;</text:p>
          </table:table-cell>
          <table:table-cell table:style-name="ce2" office:value-type="string">
            <text:p>Definieert HTML-koppen</text:p>
          </table:table-cell>
          <table:table-cell table:style-name="ce2" office:value-type="string">
            <text:p>Defines HTML heading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head.asp">&lt;head&gt;</text:a></text:p>
          </table:table-cell>
          <table:table-cell table:style-name="ce4" office:value-type="string">
            <text:p>&lt;hoofd&gt;</text:p>
          </table:table-cell>
          <table:table-cell table:style-name="ce2" office:value-type="string">
            <text:p>Bevat metagegevens/informatie voor het document</text:p>
          </table:table-cell>
          <table:table-cell table:style-name="ce2" office:value-type="string">
            <text:p>Contains metadata/information for the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header.asp">&lt;header&gt;</text:a></text:p>
          </table:table-cell>
          <table:table-cell table:style-name="ce4" office:value-type="string">
            <text:p>&lt;kop&gt;</text:p>
          </table:table-cell>
          <table:table-cell table:style-name="ce2" office:value-type="string">
            <text:p>Definieert een koptekst voor een document of sectie</text:p>
          </table:table-cell>
          <table:table-cell table:style-name="ce2" office:value-type="string">
            <text:p>Defines a header for a document or sec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hgroup.asp">&lt;hgroup&gt;</text:a></text:p>
          </table:table-cell>
          <table:table-cell table:style-name="ce4" office:value-type="string">
            <text:p>&lt;hgroep&gt;</text:p>
          </table:table-cell>
          <table:table-cell table:style-name="ce2" office:value-type="string">
            <text:p>Definieert een koptekst en gerelateerde inhoud</text:p>
          </table:table-cell>
          <table:table-cell table:style-name="ce2" office:value-type="string">
            <text:p>Defines a header and related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hr.asp">&lt;hr&gt;</text:a></text:p>
          </table:table-cell>
          <table:table-cell table:style-name="ce4" office:value-type="string">
            <text:p>&lt;hr&gt;</text:p>
          </table:table-cell>
          <table:table-cell table:style-name="ce2" office:value-type="string">
            <text:p>Definieert een thematische verandering in de inhoud</text:p>
          </table:table-cell>
          <table:table-cell table:style-name="ce2" office:value-type="string">
            <text:p>Defines a thematic change in the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html.asp">&lt;html&gt;</text:a></text:p>
          </table:table-cell>
          <table:table-cell table:style-name="ce4" office:value-type="string">
            <text:p>&lt;html&gt;</text:p>
          </table:table-cell>
          <table:table-cell table:style-name="ce2" office:value-type="string">
            <text:p>Definieert de hoofdmap van een HTML-document</text:p>
          </table:table-cell>
          <table:table-cell table:style-name="ce2" office:value-type="string">
            <text:p>Defines the root of an HTML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i.asp">&lt;i&gt;</text:a></text:p>
          </table:table-cell>
          <table:table-cell table:style-name="ce4" office:value-type="string">
            <text:p>&lt;ik&gt;</text:p>
          </table:table-cell>
          <table:table-cell table:style-name="ce2" office:value-type="string">
            <text:p>Definieert een deel van de tekst met een alternatieve stem of stemming</text:p>
          </table:table-cell>
          <table:table-cell table:style-name="ce2" office:value-type="string">
            <text:p>Defines a part of text in an alternate voice or moo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iframe.asp">&lt;iframe&gt;</text:a></text:p>
          </table:table-cell>
          <table:table-cell table:style-name="ce4" office:value-type="string">
            <text:p>&lt;iframe&gt;</text:p>
          </table:table-cell>
          <table:table-cell table:style-name="ce2" office:value-type="string">
            <text:p>Definieert een inlineframe</text:p>
          </table:table-cell>
          <table:table-cell table:style-name="ce2" office:value-type="string">
            <text:p>Defines an inline fram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img.asp">&lt;img&gt;</text:a></text:p>
          </table:table-cell>
          <table:table-cell table:style-name="ce4" office:value-type="string">
            <text:p>&lt;img&gt;</text:p>
          </table:table-cell>
          <table:table-cell table:style-name="ce2" office:value-type="string">
            <text:p>Definieert een afbeelding</text:p>
          </table:table-cell>
          <table:table-cell table:style-name="ce2" office:value-type="string">
            <text:p>Defines an imag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input.asp">&lt;input&gt;</text:a></text:p>
          </table:table-cell>
          <table:table-cell table:style-name="ce4" office:value-type="string">
            <text:p>&lt;invoer&gt;</text:p>
          </table:table-cell>
          <table:table-cell table:style-name="ce2" office:value-type="string">
            <text:p>Definieert een invoerbesturingselement</text:p>
          </table:table-cell>
          <table:table-cell table:style-name="ce2" office:value-type="string">
            <text:p>Defines an input contro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ins.asp">&lt;ins&gt;</text:a></text:p>
          </table:table-cell>
          <table:table-cell table:style-name="ce4" office:value-type="string">
            <text:p>&lt;ins&gt;</text:p>
          </table:table-cell>
          <table:table-cell table:style-name="ce2" office:value-type="string">
            <text:p>Definieert een tekst die in een document is ingevoegd</text:p>
          </table:table-cell>
          <table:table-cell table:style-name="ce2" office:value-type="string">
            <text:p>Defines a text that has been inserted into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kbd.asp">&lt;kbd&gt;</text:a></text:p>
          </table:table-cell>
          <table:table-cell table:style-name="ce4" office:value-type="string">
            <text:p>&lt;kbd&gt;</text:p>
          </table:table-cell>
          <table:table-cell table:style-name="ce2" office:value-type="string">
            <text:p>Definieert toetsenbordinvoer</text:p>
          </table:table-cell>
          <table:table-cell table:style-name="ce2" office:value-type="string">
            <text:p>Defines keyboard inpu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label.asp">&lt;label&gt;</text:a></text:p>
          </table:table-cell>
          <table:table-cell table:style-name="ce4" office:value-type="string">
            <text:p>&lt;label&gt;</text:p>
          </table:table-cell>
          <table:table-cell table:style-name="ce2" office:value-type="string">
            <text:p>Definieert een label voor een &lt;input&gt;-element</text:p>
          </table:table-cell>
          <table:table-cell table:style-name="ce2" office:value-type="string">
            <text:p>Defines a label for an &lt;input&gt; ele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legend.asp">&lt;legend&gt;</text:a></text:p>
          </table:table-cell>
          <table:table-cell table:style-name="ce4" office:value-type="string">
            <text:p>&lt;legende&gt;</text:p>
          </table:table-cell>
          <table:table-cell table:style-name="ce2" office:value-type="string">
            <text:p>Definieert een bijschrift voor een &lt;fieldset&gt;-element</text:p>
          </table:table-cell>
          <table:table-cell table:style-name="ce2" office:value-type="string">
            <text:p>Defines a caption for a &lt;fieldset&gt; ele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li.asp">&lt;li&gt;</text:a></text:p>
          </table:table-cell>
          <table:table-cell table:style-name="ce4" office:value-type="string">
            <text:p>&lt;li&gt;</text:p>
          </table:table-cell>
          <table:table-cell table:style-name="ce2" office:value-type="string">
            <text:p>Definieert een lijstitem</text:p>
          </table:table-cell>
          <table:table-cell table:style-name="ce2" office:value-type="string">
            <text:p>Defines a list item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link.asp">&lt;link&gt;</text:a></text:p>
          </table:table-cell>
          <table:table-cell table:style-name="ce4" office:value-type="string">
            <text:p>&lt;link&gt;</text:p>
          </table:table-cell>
          <table:table-cell table:style-name="ce2" office:value-type="string">
            <text:p>Definieert de relatie tussen een document en een externe bron (meest gebruikt om te linken naar stijlbladen)</text:p>
          </table:table-cell>
          <table:table-cell table:style-name="ce2" office:value-type="string">
            <text:p>Defines the relationship between a document and an external resource (most used to link to style sheets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main.asp">&lt;main&gt;</text:a></text:p>
          </table:table-cell>
          <table:table-cell table:style-name="ce4" office:value-type="string">
            <text:p>&lt;hoofd&gt;</text:p>
          </table:table-cell>
          <table:table-cell table:style-name="ce2" office:value-type="string">
            <text:p>Specificeert de hoofdinhoud van een document</text:p>
          </table:table-cell>
          <table:table-cell table:style-name="ce2" office:value-type="string">
            <text:p>Specifies the main content of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map.asp">&lt;map&gt;</text:a></text:p>
          </table:table-cell>
          <table:table-cell table:style-name="ce4" office:value-type="string">
            <text:p>&lt;kaart&gt;</text:p>
          </table:table-cell>
          <table:table-cell table:style-name="ce2" office:value-type="string">
            <text:p>Definieert een imagemap</text:p>
          </table:table-cell>
          <table:table-cell table:style-name="ce2" office:value-type="string">
            <text:p>Defines an image map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mark.asp">&lt;mark&gt;</text:a></text:p>
          </table:table-cell>
          <table:table-cell table:style-name="ce4" office:value-type="string">
            <text:p>&lt;markeer&gt;</text:p>
          </table:table-cell>
          <table:table-cell table:style-name="ce2" office:value-type="string">
            <text:p>Definieert gemarkeerde/gemarkeerde tekst</text:p>
          </table:table-cell>
          <table:table-cell table:style-name="ce2" office:value-type="string">
            <text:p>Defines marked/highlighted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menu.asp">&lt;menu&gt;</text:a></text:p>
          </table:table-cell>
          <table:table-cell table:style-name="ce4" office:value-type="string">
            <text:p>&lt;menu&gt;</text:p>
          </table:table-cell>
          <table:table-cell table:style-name="ce2" office:value-type="string">
            <text:p>Definieert een ongeordende lijst</text:p>
          </table:table-cell>
          <table:table-cell table:style-name="ce2" office:value-type="string">
            <text:p>Defines an unordered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meta.asp">&lt;meta&gt;</text:a></text:p>
          </table:table-cell>
          <table:table-cell table:style-name="ce4" office:value-type="string">
            <text:p>&lt;meta&gt;</text:p>
          </table:table-cell>
          <table:table-cell table:style-name="ce2" office:value-type="string">
            <text:p>Definieert metagegevens over een HTML-document</text:p>
          </table:table-cell>
          <table:table-cell table:style-name="ce2" office:value-type="string">
            <text:p>Defines metadata about an HTML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meter.asp">&lt;meter&gt;</text:a></text:p>
          </table:table-cell>
          <table:table-cell table:style-name="ce4" office:value-type="string">
            <text:p>&lt;meter&gt;</text:p>
          </table:table-cell>
          <table:table-cell table:style-name="ce2" office:value-type="string">
            <text:p>Definieert een scalaire meting binnen een bekend bereik (een meter)</text:p>
          </table:table-cell>
          <table:table-cell table:style-name="ce2" office:value-type="string">
            <text:p>Defines a scalar measurement within a known range (a gaug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nav.asp">&lt;nav&gt;</text:a></text:p>
          </table:table-cell>
          <table:table-cell table:style-name="ce4" office:value-type="string">
            <text:p>&lt;navigatie&gt;</text:p>
          </table:table-cell>
          <table:table-cell table:style-name="ce2" office:value-type="string">
            <text:p>Definieert navigatielinks</text:p>
          </table:table-cell>
          <table:table-cell table:style-name="ce2" office:value-type="string">
            <text:p>Defines navigation link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noframes.asp">&lt;noframes&gt;</text:a></text:p>
          </table:table-cell>
          <table:table-cell table:style-name="ce4" office:value-type="string">
            <text:p>&lt;geenframes&gt;</text:p>
          </table:table-cell>
          <table:table-cell table:style-name="ce2" office:value-type="string">
            <text:p>Niet ondersteund in HTML5. Definieert alternatieve inhoud voor gebruikers die geen frames ondersteunen</text:p>
          </table:table-cell>
          <table:table-cell table:style-name="ce2" office:value-type="string">
            <text:p>Not supported in HTML5. Defines an alternate content for users that do not support fram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noscript.asp">&lt;noscript&gt;</text:a></text:p>
          </table:table-cell>
          <table:table-cell table:style-name="ce4" office:value-type="string">
            <text:p>&lt;noscript&gt;</text:p>
          </table:table-cell>
          <table:table-cell table:style-name="ce2" office:value-type="string">
            <text:p>Definieert een alternatieve inhoud voor gebruikers die geen scripts aan de clientzijde ondersteunen</text:p>
          </table:table-cell>
          <table:table-cell table:style-name="ce2" office:value-type="string">
            <text:p>Defines an alternate content for users that do not support client-side scrip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object.asp">&lt;object&gt;</text:a></text:p>
          </table:table-cell>
          <table:table-cell table:style-name="ce4" office:value-type="string">
            <text:p>&lt;object&gt;</text:p>
          </table:table-cell>
          <table:table-cell table:style-name="ce2" office:value-type="string">
            <text:p>Definieert een container voor een externe toepassing</text:p>
          </table:table-cell>
          <table:table-cell table:style-name="ce2" office:value-type="string">
            <text:p>Defines a container for an external applic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ol.asp">&lt;ol&gt;</text:a></text:p>
          </table:table-cell>
          <table:table-cell table:style-name="ce4" office:value-type="string">
            <text:p>&lt;ol&gt;</text:p>
          </table:table-cell>
          <table:table-cell table:style-name="ce2" office:value-type="string">
            <text:p>Definieert een geordende lijst</text:p>
          </table:table-cell>
          <table:table-cell table:style-name="ce2" office:value-type="string">
            <text:p>Defines an ordered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optgroup.asp">&lt;optgroup&gt;</text:a></text:p>
          </table:table-cell>
          <table:table-cell table:style-name="ce4" office:value-type="string">
            <text:p>&lt;optgroup&gt;</text:p>
          </table:table-cell>
          <table:table-cell table:style-name="ce2" office:value-type="string">
            <text:p>Definieert een groep gerelateerde opties in een vervolgkeuzelijst</text:p>
          </table:table-cell>
          <table:table-cell table:style-name="ce2" office:value-type="string">
            <text:p>Defines a group of related options in a drop-down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option.asp">&lt;option&gt;</text:a></text:p>
          </table:table-cell>
          <table:table-cell table:style-name="ce4" office:value-type="string">
            <text:p>&lt;optie&gt;</text:p>
          </table:table-cell>
          <table:table-cell table:style-name="ce2" office:value-type="string">
            <text:p>Definieert een optie in een vervolgkeuzelijst</text:p>
          </table:table-cell>
          <table:table-cell table:style-name="ce2" office:value-type="string">
            <text:p>Defines an option in a drop-down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output.asp">&lt;output&gt;</text:a></text:p>
          </table:table-cell>
          <table:table-cell table:style-name="ce4" office:value-type="string">
            <text:p>&lt;uitvoer&gt;</text:p>
          </table:table-cell>
          <table:table-cell table:style-name="ce2" office:value-type="string">
            <text:p>Definieert het resultaat van een berekening</text:p>
          </table:table-cell>
          <table:table-cell table:style-name="ce2" office:value-type="string">
            <text:p>Defines the result of a calcu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p.asp">&lt;p&gt;</text:a></text:p>
          </table:table-cell>
          <table:table-cell table:style-name="ce4" office:value-type="string">
            <text:p>&lt;p&gt;</text:p>
          </table:table-cell>
          <table:table-cell table:style-name="ce2" office:value-type="string">
            <text:p>Definieert een alinea</text:p>
          </table:table-cell>
          <table:table-cell table:style-name="ce2" office:value-type="string">
            <text:p>Defines a paragraph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param.asp">&lt;param&gt;</text:a></text:p>
          </table:table-cell>
          <table:table-cell table:style-name="ce4" office:value-type="string">
            <text:p>&lt;parameter&gt;</text:p>
          </table:table-cell>
          <table:table-cell table:style-name="ce2" office:value-type="string">
            <text:p>Definieert een parameter voor een object</text:p>
          </table:table-cell>
          <table:table-cell table:style-name="ce2" office:value-type="string">
            <text:p>Defines a parameter for an objec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picture.asp">&lt;picture&gt;</text:a></text:p>
          </table:table-cell>
          <table:table-cell table:style-name="ce4" office:value-type="string">
            <text:p>&lt;afbeelding&gt;</text:p>
          </table:table-cell>
          <table:table-cell table:style-name="ce2" office:value-type="string">
            <text:p>Definieert een container voor meerdere afbeeldingsbronnen</text:p>
          </table:table-cell>
          <table:table-cell table:style-name="ce2" office:value-type="string">
            <text:p>Defines a container for multiple image resourc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pre.asp">&lt;pre&gt;</text:a></text:p>
          </table:table-cell>
          <table:table-cell table:style-name="ce4" office:value-type="string">
            <text:p>&lt;voor&gt;</text:p>
          </table:table-cell>
          <table:table-cell table:style-name="ce2" office:value-type="string">
            <text:p>Definieert vooraf opgemaakte tekst</text:p>
          </table:table-cell>
          <table:table-cell table:style-name="ce2" office:value-type="string">
            <text:p>Defines preformatted tex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<text:a xlink:href="https://www.w3schools.com/tags/tag_progress.asp">&lt;progress&gt;</text:a></text:p>
          </table:table-cell>
          <table:table-cell table:style-name="ce4" office:value-type="string">
            <text:p>&lt;vooruitgang&gt;</text:p>
          </table:table-cell>
          <table:table-cell table:style-name="ce2" office:value-type="string">
            <text:p>Geeft de voortgang van een taak weer</text:p>
          </table:table-cell>
          <table:table-cell table:style-name="ce2" office:value-type="string">
            <text:p>Represents the progress of a tas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q.asp">&lt;q&gt;</text:a></text:p>
          </table:table-cell>
          <table:table-cell table:style-name="ce4" office:value-type="string">
            <text:p>&lt;q&gt;</text:p>
          </table:table-cell>
          <table:table-cell table:style-name="ce2" office:value-type="string">
            <text:p>Definieert een kort citaat</text:p>
          </table:table-cell>
          <table:table-cell table:style-name="ce2" office:value-type="string">
            <text:p>Defines a short quot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rp.asp">&lt;rp&gt;</text:a></text:p>
          </table:table-cell>
          <table:table-cell table:style-name="ce4" office:value-type="string">
            <text:p>&lt;rp&gt;</text:p>
          </table:table-cell>
          <table:table-cell table:style-name="ce2" office:value-type="string">
            <text:p>Definieert wat moet worden weergegeven in browsers die geen ruby-annotaties ondersteunen</text:p>
          </table:table-cell>
          <table:table-cell table:style-name="ce2" office:value-type="string">
            <text:p>Defines what to show in browsers that do not support ruby annotation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rt.asp">&lt;rt&gt;</text:a></text:p>
          </table:table-cell>
          <table:table-cell table:style-name="ce4" office:value-type="string">
            <text:p>&lt;rt&gt;</text:p>
          </table:table-cell>
          <table:table-cell table:style-name="ce2" office:value-type="string">
            <text:p>Definieert een uitleg/uitspraak van karakters (voor Oost-Aziatische typografie)</text:p>
          </table:table-cell>
          <table:table-cell table:style-name="ce2" office:value-type="string">
            <text:p>Defines an explanation/pronunciation of characters (for East Asian typography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ruby.asp">&lt;ruby&gt;</text:a></text:p>
          </table:table-cell>
          <table:table-cell table:style-name="ce4" office:value-type="string">
            <text:p>&lt;robijn&gt;</text:p>
          </table:table-cell>
          <table:table-cell table:style-name="ce2" office:value-type="string">
            <text:p>Definieert een robijnrode annotatie (voor Oost-Aziatische typografie)</text:p>
          </table:table-cell>
          <table:table-cell table:style-name="ce2" office:value-type="string">
            <text:p>Defines a ruby annotation (for East Asian typography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.asp">&lt;s&gt;</text:a></text:p>
          </table:table-cell>
          <table:table-cell table:style-name="ce4" office:value-type="string">
            <text:p>&lt;s&gt;</text:p>
          </table:table-cell>
          <table:table-cell table:style-name="ce2" office:value-type="string">
            <text:p>Definieert tekst die niet langer correct is</text:p>
          </table:table-cell>
          <table:table-cell table:style-name="ce2" office:value-type="string">
            <text:p>Defines text that is no longer correc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amp.asp">&lt;samp&gt;</text:a></text:p>
          </table:table-cell>
          <table:table-cell table:style-name="ce4" office:value-type="string">
            <text:p>&lt;samp&gt;</text:p>
          </table:table-cell>
          <table:table-cell table:style-name="ce2" office:value-type="string">
            <text:p>Definieert voorbeelduitvoer van een computerprogramma</text:p>
          </table:table-cell>
          <table:table-cell table:style-name="ce2" office:value-type="string">
            <text:p>Defines sample output from a computer program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cript.asp">&lt;script&gt;</text:a></text:p>
          </table:table-cell>
          <table:table-cell table:style-name="ce4" office:value-type="string">
            <text:p>&lt;script&gt;</text:p>
          </table:table-cell>
          <table:table-cell table:style-name="ce2" office:value-type="string">
            <text:p>Definieert een script aan de clientzijde</text:p>
          </table:table-cell>
          <table:table-cell table:style-name="ce2" office:value-type="string">
            <text:p>Defines a client-side scrip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earch.asp">&lt;search&gt;</text:a></text:p>
          </table:table-cell>
          <table:table-cell table:style-name="ce4" office:value-type="string">
            <text:p>&lt;zoeken&gt;</text:p>
          </table:table-cell>
          <table:table-cell table:style-name="ce2" office:value-type="string">
            <text:p>Definieert een zoeksectie</text:p>
          </table:table-cell>
          <table:table-cell table:style-name="ce2" office:value-type="string">
            <text:p>Defines a search sec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ection.asp">&lt;section&gt;</text:a></text:p>
          </table:table-cell>
          <table:table-cell table:style-name="ce4" office:value-type="string">
            <text:p>&lt;sectie&gt;</text:p>
          </table:table-cell>
          <table:table-cell table:style-name="ce2" office:value-type="string">
            <text:p>Definieert een sectie in een document</text:p>
          </table:table-cell>
          <table:table-cell table:style-name="ce2" office:value-type="string">
            <text:p>Defines a section in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elect.asp">&lt;select&gt;</text:a></text:p>
          </table:table-cell>
          <table:table-cell table:style-name="ce4" office:value-type="string">
            <text:p>&lt;selecteer&gt;</text:p>
          </table:table-cell>
          <table:table-cell table:style-name="ce2" office:value-type="string">
            <text:p>Definieert een vervolgkeuzelijst</text:p>
          </table:table-cell>
          <table:table-cell table:style-name="ce2" office:value-type="string">
            <text:p>Defines a drop-down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mall.asp">&lt;small&gt;</text:a></text:p>
          </table:table-cell>
          <table:table-cell table:style-name="ce4" office:value-type="string">
            <text:p>&lt;klein&gt;</text:p>
          </table:table-cell>
          <table:table-cell table:style-name="ce2" office:value-type="string">
            <text:p>Definieert kleinere tekst</text:p>
          </table:table-cell>
          <table:table-cell table:style-name="ce2" office:value-type="string">
            <text:p>Defines smaller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ource.asp">&lt;source&gt;</text:a></text:p>
          </table:table-cell>
          <table:table-cell table:style-name="ce4" office:value-type="string">
            <text:p>&lt;bron&gt;</text:p>
          </table:table-cell>
          <table:table-cell table:style-name="ce2" office:value-type="string">
            <text:p>Definieert meerdere mediabronnen voor media-elementen (&lt;video&gt; en &lt;audio&gt;)</text:p>
          </table:table-cell>
          <table:table-cell table:style-name="ce2" office:value-type="string">
            <text:p>Defines multiple media resources for media elements (&lt;video&gt; and &lt;audio&gt;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pan.asp">&lt;span&gt;</text:a></text:p>
          </table:table-cell>
          <table:table-cell table:style-name="ce4" office:value-type="string">
            <text:p>&lt;span&gt;</text:p>
          </table:table-cell>
          <table:table-cell table:style-name="ce2" office:value-type="string">
            <text:p>Definieert een sectie in een document</text:p>
          </table:table-cell>
          <table:table-cell table:style-name="ce2" office:value-type="string">
            <text:p>Defines a section in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trike.asp">&lt;strike&gt;</text:a></text:p>
          </table:table-cell>
          <table:table-cell table:style-name="ce4" office:value-type="string">
            <text:p>&lt;staking&gt;</text:p>
          </table:table-cell>
          <table:table-cell table:style-name="ce2" office:value-type="string">
            <text:p>Niet ondersteund in HTML5. Gebruik in plaats daarvan &lt;del&gt; of &lt;s&gt; . Definieert doorgehaalde tekst</text:p>
          </table:table-cell>
          <table:table-cell table:style-name="ce2" office:value-type="string">
            <text:p>Not supported in HTML5. Use <text:a xlink:href="https://www.w3schools.com/tags/tag_del.asp">&lt;del&gt;</text:a> or <text:a xlink:href="https://www.w3schools.com/tags/tag_s.asp">&lt;s&gt;</text:a> instead. Defines strikethrough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trong.asp">&lt;strong&gt;</text:a></text:p>
          </table:table-cell>
          <table:table-cell table:style-name="ce4" office:value-type="string">
            <text:p>&lt;sterk&gt;</text:p>
          </table:table-cell>
          <table:table-cell table:style-name="ce2" office:value-type="string">
            <text:p>Definieert belangrijke tekst</text:p>
          </table:table-cell>
          <table:table-cell table:style-name="ce2" office:value-type="string">
            <text:p>Defines important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tyle.asp">&lt;style&gt;</text:a></text:p>
          </table:table-cell>
          <table:table-cell table:style-name="ce4" office:value-type="string">
            <text:p>&lt;stijl&gt;</text:p>
          </table:table-cell>
          <table:table-cell table:style-name="ce2" office:value-type="string">
            <text:p>Definieert stijlinformatie voor een document</text:p>
          </table:table-cell>
          <table:table-cell table:style-name="ce2" office:value-type="string">
            <text:p>Defines style information for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ub.asp">&lt;sub&gt;</text:a></text:p>
          </table:table-cell>
          <table:table-cell table:style-name="ce4" office:value-type="string">
            <text:p>&lt;sub&gt;</text:p>
          </table:table-cell>
          <table:table-cell table:style-name="ce2" office:value-type="string">
            <text:p>Definieert subscripttekst</text:p>
          </table:table-cell>
          <table:table-cell table:style-name="ce2" office:value-type="string">
            <text:p>Defines subscripted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ummary.asp">&lt;summary&gt;</text:a></text:p>
          </table:table-cell>
          <table:table-cell table:style-name="ce4" office:value-type="string">
            <text:p>&lt;samenvatting&gt;</text:p>
          </table:table-cell>
          <table:table-cell table:style-name="ce2" office:value-type="string">
            <text:p>Definieert een zichtbare kop voor een &lt;details&gt;-element</text:p>
          </table:table-cell>
          <table:table-cell table:style-name="ce2" office:value-type="string">
            <text:p>Defines a visible heading for a &lt;details&gt; ele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up.asp">&lt;sup&gt;</text:a></text:p>
          </table:table-cell>
          <table:table-cell table:style-name="ce4" office:value-type="string">
            <text:p>&lt;sup&gt;</text:p>
          </table:table-cell>
          <table:table-cell table:style-name="ce2" office:value-type="string">
            <text:p>Definieert superscripttekst</text:p>
          </table:table-cell>
          <table:table-cell table:style-name="ce2" office:value-type="string">
            <text:p>Defines superscripted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svg.asp">&lt;svg&gt;</text:a></text:p>
          </table:table-cell>
          <table:table-cell table:style-name="ce4" office:value-type="string">
            <text:p>&lt;svg&gt;</text:p>
          </table:table-cell>
          <table:table-cell table:style-name="ce2" office:value-type="string">
            <text:p>Definieert een container voor SVG-afbeeldingen</text:p>
          </table:table-cell>
          <table:table-cell table:style-name="ce2" office:value-type="string">
            <text:p>Defines a container for SVG graphic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table.asp">&lt;table&gt;</text:a></text:p>
          </table:table-cell>
          <table:table-cell table:style-name="ce4" office:value-type="string">
            <text:p>&lt;tabel&gt;</text:p>
          </table:table-cell>
          <table:table-cell table:style-name="ce2" office:value-type="string">
            <text:p>Definieert een tabel</text:p>
          </table:table-cell>
          <table:table-cell table:style-name="ce2" office:value-type="string">
            <text:p>Defines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tbody.asp">&lt;tbody&gt;</text:a></text:p>
          </table:table-cell>
          <table:table-cell table:style-name="ce4" office:value-type="string">
            <text:p>&lt;tlichaam&gt;</text:p>
          </table:table-cell>
          <table:table-cell table:style-name="ce2" office:value-type="string">
            <text:p>Groepeert de hoofdinhoud in een tabel</text:p>
          </table:table-cell>
          <table:table-cell table:style-name="ce2" office:value-type="string">
            <text:p>Groups the body content in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td.asp">&lt;td&gt;</text:a></text:p>
          </table:table-cell>
          <table:table-cell table:style-name="ce4" office:value-type="string">
            <text:p>&lt;td&gt;</text:p>
          </table:table-cell>
          <table:table-cell table:style-name="ce2" office:value-type="string">
            <text:p>Definieert een cel in een tabel</text:p>
          </table:table-cell>
          <table:table-cell table:style-name="ce2" office:value-type="string">
            <text:p>Defines a cell in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template.asp">&lt;template&gt;</text:a></text:p>
          </table:table-cell>
          <table:table-cell table:style-name="ce4" office:value-type="string">
            <text:p>&lt;sjabloon&gt;</text:p>
          </table:table-cell>
          <table:table-cell table:style-name="ce2" office:value-type="string">
            <text:p>Definieert een container voor inhoud die moet worden verborgen wanneer de pagina wordt geladen</text:p>
          </table:table-cell>
          <table:table-cell table:style-name="ce2" office:value-type="string">
            <text:p>Defines a container for content that should be hidden when the page load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textarea.asp">&lt;textarea&gt;</text:a></text:p>
          </table:table-cell>
          <table:table-cell table:style-name="ce4" office:value-type="string">
            <text:p>&lt;tekstgebied&gt;</text:p>
          </table:table-cell>
          <table:table-cell table:style-name="ce2" office:value-type="string">
            <text:p>Definieert een invoerbesturingselement met meerdere regels (tekstgebied)</text:p>
          </table:table-cell>
          <table:table-cell table:style-name="ce2" office:value-type="string">
            <text:p>Defines a multiline input control (text area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tfoot.asp">&lt;tfoot&gt;</text:a></text:p>
          </table:table-cell>
          <table:table-cell table:style-name="ce4" office:value-type="string">
            <text:p>&lt;tvoet&gt;</text:p>
          </table:table-cell>
          <table:table-cell table:style-name="ce2" office:value-type="string">
            <text:p>Groepeert de voettekstinhoud in een tabel</text:p>
          </table:table-cell>
          <table:table-cell table:style-name="ce2" office:value-type="string">
            <text:p>Groups the footer content in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th.asp">&lt;th&gt;</text:a></text:p>
          </table:table-cell>
          <table:table-cell table:style-name="ce4" office:value-type="string">
            <text:p>&lt;de&gt;</text:p>
          </table:table-cell>
          <table:table-cell table:style-name="ce2" office:value-type="string">
            <text:p>Definieert een kopcel in een tabel</text:p>
          </table:table-cell>
          <table:table-cell table:style-name="ce2" office:value-type="string">
            <text:p>Defines a header cell in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thead.asp">&lt;thead&gt;</text:a></text:p>
          </table:table-cell>
          <table:table-cell table:style-name="ce4" office:value-type="string">
            <text:p>&lt;thoofd&gt;</text:p>
          </table:table-cell>
          <table:table-cell table:style-name="ce2" office:value-type="string">
            <text:p>Groepeert de headerinhoud in een tabel</text:p>
          </table:table-cell>
          <table:table-cell table:style-name="ce2" office:value-type="string">
            <text:p>Groups the header content in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time.asp">&lt;time&gt;</text:a></text:p>
          </table:table-cell>
          <table:table-cell table:style-name="ce4" office:value-type="string">
            <text:p>&lt;tijd&gt;</text:p>
          </table:table-cell>
          <table:table-cell table:style-name="ce2" office:value-type="string">
            <text:p>Definieert een specifieke tijd (of datetime)</text:p>
          </table:table-cell>
          <table:table-cell table:style-name="ce2" office:value-type="string">
            <text:p>Defines a specific time (or datetim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title.asp">&lt;title&gt;</text:a></text:p>
          </table:table-cell>
          <table:table-cell table:style-name="ce4" office:value-type="string">
            <text:p>&lt;titel&gt;</text:p>
          </table:table-cell>
          <table:table-cell table:style-name="ce2" office:value-type="string">
            <text:p>Definieert een titel voor het document</text:p>
          </table:table-cell>
          <table:table-cell table:style-name="ce2" office:value-type="string">
            <text:p>Defines a title for the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tr.asp">&lt;tr&gt;</text:a></text:p>
          </table:table-cell>
          <table:table-cell table:style-name="ce4" office:value-type="string">
            <text:p>&lt;tr&gt;</text:p>
          </table:table-cell>
          <table:table-cell table:style-name="ce2" office:value-type="string">
            <text:p>Definieert een rij in een tabel</text:p>
          </table:table-cell>
          <table:table-cell table:style-name="ce2" office:value-type="string">
            <text:p>Defines a row in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track.asp">&lt;track&gt;</text:a></text:p>
          </table:table-cell>
          <table:table-cell table:style-name="ce4" office:value-type="string">
            <text:p>&lt;track&gt;</text:p>
          </table:table-cell>
          <table:table-cell table:style-name="ce2" office:value-type="string">
            <text:p>Definieert teksttracks voor media-elementen (&lt;video&gt; en &lt;audio&gt;)</text:p>
          </table:table-cell>
          <table:table-cell table:style-name="ce2" office:value-type="string">
            <text:p>Defines text tracks for media elements (&lt;video&gt; and &lt;audio&gt;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tt.asp">&lt;tt&gt;</text:a></text:p>
          </table:table-cell>
          <table:table-cell table:style-name="ce4" office:value-type="string">
            <text:p>&lt;tt&gt;</text:p>
          </table:table-cell>
          <table:table-cell table:style-name="ce2" office:value-type="string">
            <text:p>Niet ondersteund in HTML5. Gebruik in plaats daarvan CSS. Definieert teletypetekst</text:p>
          </table:table-cell>
          <table:table-cell table:style-name="ce2" office:value-type="string">
            <text:p>Not supported in HTML5. Use CSS instead. Defines teletype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u.asp">&lt;u&gt;</text:a></text:p>
          </table:table-cell>
          <table:table-cell table:style-name="ce4" office:value-type="string">
            <text:p>&lt;u&gt;</text:p>
          </table:table-cell>
          <table:table-cell table:style-name="ce2" office:value-type="string">
            <text:p>Definieert tekst die niet gearticuleerd is en anders is opgemaakt dan normale tekst</text:p>
          </table:table-cell>
          <table:table-cell table:style-name="ce2" office:value-type="string">
            <text:p>Defines some text that is unarticulated and styled differently from normal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ul.asp">&lt;ul&gt;</text:a></text:p>
          </table:table-cell>
          <table:table-cell table:style-name="ce4" office:value-type="string">
            <text:p>&lt;ul&gt;</text:p>
          </table:table-cell>
          <table:table-cell table:style-name="ce2" office:value-type="string">
            <text:p>Definieert een ongeordende lijst</text:p>
          </table:table-cell>
          <table:table-cell table:style-name="ce2" office:value-type="string">
            <text:p>Defines an unordered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var.asp">&lt;var&gt;</text:a></text:p>
          </table:table-cell>
          <table:table-cell table:style-name="ce4" office:value-type="string">
            <text:p>&lt;var&gt;</text:p>
          </table:table-cell>
          <table:table-cell table:style-name="ce2" office:value-type="string">
            <text:p>Definieert een variabele</text:p>
          </table:table-cell>
          <table:table-cell table:style-name="ce2" office:value-type="string">
            <text:p>Defines a vari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video.asp">&lt;video&gt;</text:a></text:p>
          </table:table-cell>
          <table:table-cell table:style-name="ce4" office:value-type="string">
            <text:p>&lt;video&gt;</text:p>
          </table:table-cell>
          <table:table-cell office:value-type="string">
            <text:p>Definieert ingebedde video-inhoud</text:p>
          </table:table-cell>
          <table:table-cell table:style-name="ce2" office:value-type="string">
            <text:p>Defines embedded video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a xlink:href="https://www.w3schools.com/tags/tag_wbr.asp">&lt;wbr&gt;</text:a></text:p>
          </table:table-cell>
          <table:table-cell table:style-name="ce4" office:value-type="string">
            <text:p>&lt;wbr&gt;</text:p>
          </table:table-cell>
          <table:table-cell office:value-type="string">
            <text:p>Definieert een mogelijk regeleinde</text:p>
          </table:table-cell>
          <table:table-cell table:style-name="ce2" office:value-type="string">
            <text:p>Defines a possible line-break</text:p>
          </table:table-cell>
          <table:table-cell table:number-columns-repeated="1020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ex HTML nedelands" table:style-name="ta1" table:print="false">
        <table:table-column table:style-name="co4" table:default-cell-style-name="ce5"/>
        <table:table-column table:style-name="co1" table:default-cell-style-name="ce5"/>
        <table:table-column table:style-name="co5" table:default-cell-style-name="Default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 table:style-name="ce3" office:value-type="string">
            <text:p>Label</text:p>
          </table:table-cell>
          <table:table-cell table:style-name="ce3" office:value-type="string">
            <text:p>Tag</text:p>
          </table:table-cell>
          <table:table-cell table:style-name="ce6" office:value-type="string">
            <text:p>Beschrijving</text:p>
          </table:table-cell>
          <table:table-cell table:style-name="ce1" office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!--...--&gt;</text:p>
          </table:table-cell>
          <table:table-cell table:style-name="ce4" office:value-type="string">
            <text:p><text:a xlink:href="https://www.w3schools.com/tags/tag_comment.asp">&lt;!--...--&gt;</text:a></text:p>
          </table:table-cell>
          <table:table-cell table:style-name="ce2" office:value-type="string">
            <text:p>Definieert een opmerking</text:p>
          </table:table-cell>
          <table:table-cell table:style-name="ce2" office:value-type="string">
            <text:p>Defines a 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!DOCTYPE&gt;</text:p>
          </table:table-cell>
          <table:table-cell table:style-name="ce4" office:value-type="string">
            <text:p><text:a xlink:href="https://www.w3schools.com/tags/tag_doctype.asp">&lt;!DOCTYPE&gt;</text:a> </text:p>
          </table:table-cell>
          <table:table-cell table:style-name="ce2" office:value-type="string">
            <text:p>Definieert het documenttype</text:p>
          </table:table-cell>
          <table:table-cell table:style-name="ce2" office:value-type="string">
            <text:p>Defines the document typ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a&gt;</text:p>
          </table:table-cell>
          <table:table-cell table:style-name="ce4" office:value-type="string">
            <text:p><text:a xlink:href="https://www.w3schools.com/tags/tag_a.asp">&lt;a&gt;</text:a></text:p>
          </table:table-cell>
          <table:table-cell table:style-name="ce2" office:value-type="string">
            <text:p>Definieert een hyperlink</text:p>
          </table:table-cell>
          <table:table-cell table:style-name="ce2" office:value-type="string">
            <text:p>Defines a hyperlin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acroniem&gt;</text:p>
          </table:table-cell>
          <table:table-cell table:style-name="ce4" office:value-type="string">
            <text:p><text:a xlink:href="https://www.w3schools.com/tags/tag_acronym.asp">&lt;acronym&gt;</text:a></text:p>
          </table:table-cell>
          <table:table-cell table:style-name="ce2" office:value-type="string">
            <text:p>Niet ondersteund in HTML5. Gebruik in plaats daarvan &lt;afkort&gt;. Definieert een acroniem</text:p>
          </table:table-cell>
          <table:table-cell table:style-name="ce2" office:value-type="string">
            <text:p>Not supported in HTML5. Use <text:a xlink:href="https://www.w3schools.com/tags/tag_abbr.asp">&lt;abbr&gt;</text:a> instead. Defines an acronym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adres&gt;</text:p>
          </table:table-cell>
          <table:table-cell table:style-name="ce4" office:value-type="string">
            <text:p><text:a xlink:href="https://www.w3schools.com/tags/tag_address.asp">&lt;address&gt;</text:a></text:p>
          </table:table-cell>
          <table:table-cell table:style-name="ce2" office:value-type="string">
            <text:p>Definieert contactgegevens voor de auteur/eigenaar van een document</text:p>
          </table:table-cell>
          <table:table-cell table:style-name="ce2" office:value-type="string">
            <text:p>Defines contact information for the author/owner of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afbeelding&gt;</text:p>
          </table:table-cell>
          <table:table-cell table:style-name="ce4" office:value-type="string">
            <text:p><text:a xlink:href="https://www.w3schools.com/tags/tag_picture.asp">&lt;picture&gt;</text:a></text:p>
          </table:table-cell>
          <table:table-cell table:style-name="ce2" office:value-type="string">
            <text:p>Definieert een container voor meerdere afbeeldingsbronnen</text:p>
          </table:table-cell>
          <table:table-cell table:style-name="ce2" office:value-type="string">
            <text:p>Defines a container for multiple image resourc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afkorting&gt;</text:p>
          </table:table-cell>
          <table:table-cell table:style-name="ce4" office:value-type="string">
            <text:p><text:a xlink:href="https://www.w3schools.com/tags/tag_abbr.asp">&lt;abbr&gt;</text:a></text:p>
          </table:table-cell>
          <table:table-cell table:style-name="ce2" office:value-type="string">
            <text:p>Definieert een afkorting of een acroniem</text:p>
          </table:table-cell>
          <table:table-cell table:style-name="ce2" office:value-type="string">
            <text:p>Defines an abbreviation or an acronym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applet&gt;</text:p>
          </table:table-cell>
          <table:table-cell table:style-name="ce4" office:value-type="string">
            <text:p><text:a xlink:href="https://www.w3schools.com/tags/tag_applet.asp">&lt;applet&gt;</text:a></text:p>
          </table:table-cell>
          <table:table-cell table:style-name="ce2" office:value-type="string">
            <text:p>Niet ondersteund in HTML5. Gebruik in plaats daarvan &lt;embed&gt; of &lt;object&gt; . Definieert een ingebedde applet</text:p>
          </table:table-cell>
          <table:table-cell table:style-name="ce2" office:value-type="string">
            <text:p>Not supported in HTML5. Use <text:a xlink:href="https://www.w3schools.com/tags/tag_embed.asp">&lt;embed&gt;</text:a> or <text:a xlink:href="https://www.w3schools.com/tags/tag_object.asp">&lt;object&gt;</text:a> instead. Defines an embedded apple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artikel&gt;</text:p>
          </table:table-cell>
          <table:table-cell table:style-name="ce4" office:value-type="string">
            <text:p><text:a xlink:href="https://www.w3schools.com/tags/tag_article.asp">&lt;article&gt;</text:a></text:p>
          </table:table-cell>
          <table:table-cell table:style-name="ce2" office:value-type="string">
            <text:p>Definieert een artikel</text:p>
          </table:table-cell>
          <table:table-cell table:style-name="ce2" office:value-type="string">
            <text:p>Defines an artic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audio&gt;</text:p>
          </table:table-cell>
          <table:table-cell table:style-name="ce4" office:value-type="string">
            <text:p><text:a xlink:href="https://www.w3schools.com/tags/tag_audio.asp">&lt;audio&gt;</text:a></text:p>
          </table:table-cell>
          <table:table-cell table:style-name="ce2" office:value-type="string">
            <text:p>Definieert ingebedde geluidsinhoud</text:p>
          </table:table-cell>
          <table:table-cell table:style-name="ce2" office:value-type="string">
            <text:p>Defines embedded sound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b&gt;</text:p>
          </table:table-cell>
          <table:table-cell table:style-name="ce4" office:value-type="string">
            <text:p><text:a xlink:href="https://www.w3schools.com/tags/tag_b.asp">&lt;b&gt;</text:a></text:p>
          </table:table-cell>
          <table:table-cell table:style-name="ce2" office:value-type="string">
            <text:p>Definieert vetgedrukte tekst</text:p>
          </table:table-cell>
          <table:table-cell table:style-name="ce2" office:value-type="string">
            <text:p>Defines bold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basis&gt;</text:p>
          </table:table-cell>
          <table:table-cell table:style-name="ce4" office:value-type="string">
            <text:p><text:a xlink:href="https://www.w3schools.com/tags/tag_base.asp">&lt;base&gt;</text:a></text:p>
          </table:table-cell>
          <table:table-cell table:style-name="ce2" office:value-type="string">
            <text:p>Specificeert de basis-URL/doel voor alle relatieve URL's in een document</text:p>
          </table:table-cell>
          <table:table-cell table:style-name="ce2" office:value-type="string">
            <text:p>Specifies the base URL/target for all relative URLs in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basislettertype&gt;</text:p>
          </table:table-cell>
          <table:table-cell table:style-name="ce4" office:value-type="string">
            <text:p><text:a xlink:href="https://www.w3schools.com/tags/tag_basefont.asp">&lt;basefont&gt;</text:a></text:p>
          </table:table-cell>
          <table:table-cell table:style-name="ce2" office:value-type="string">
            <text:p>Niet ondersteund in HTML5. Gebruik in plaats daarvan CSS. Specificeert een standaardkleur, -grootte en -lettertype voor alle tekst in een document</text:p>
          </table:table-cell>
          <table:table-cell table:style-name="ce2" office:value-type="string">
            <text:p>Not supported in HTML5. Use CSS instead. Specifies a default color, size, and font for all text in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bdi&gt;</text:p>
          </table:table-cell>
          <table:table-cell table:style-name="ce4" office:value-type="string">
            <text:p><text:a xlink:href="https://www.w3schools.com/tags/tag_bdi.asp">&lt;bdi&gt;</text:a></text:p>
          </table:table-cell>
          <table:table-cell table:style-name="ce2" office:value-type="string">
            <text:p>Isoleert een deel van de tekst dat mogelijk in een andere richting is opgemaakt dan andere tekst daarbuiten</text:p>
          </table:table-cell>
          <table:table-cell table:style-name="ce2" office:value-type="string">
            <text:p>Isolates a part of text that might be formatted in a different direction from other text outside i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bdo&gt;</text:p>
          </table:table-cell>
          <table:table-cell table:style-name="ce4" office:value-type="string">
            <text:p><text:a xlink:href="https://www.w3schools.com/tags/tag_bdo.asp">&lt;bdo&gt;</text:a></text:p>
          </table:table-cell>
          <table:table-cell table:style-name="ce2" office:value-type="string">
            <text:p>Overschrijft de huidige tekstrichting</text:p>
          </table:table-cell>
          <table:table-cell table:style-name="ce2" office:value-type="string">
            <text:p>Overrides the current text direc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bijschrift&gt;</text:p>
          </table:table-cell>
          <table:table-cell table:style-name="ce4" office:value-type="string">
            <text:p><text:a xlink:href="https://www.w3schools.com/tags/tag_caption.asp">&lt;caption&gt;</text:a></text:p>
          </table:table-cell>
          <table:table-cell table:style-name="ce2" office:value-type="string">
            <text:p>Definieert een tabelbijschrift</text:p>
          </table:table-cell>
          <table:table-cell table:style-name="ce2" office:value-type="string">
            <text:p>Defines a table cap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blokquote&gt;</text:p>
          </table:table-cell>
          <table:table-cell table:style-name="ce4" office:value-type="string">
            <text:p><text:a xlink:href="https://www.w3schools.com/tags/tag_blockquote.asp">&lt;blockquote&gt;</text:a></text:p>
          </table:table-cell>
          <table:table-cell table:style-name="ce2" office:value-type="string">
            <text:p>Definieert een sectie die uit een andere bron wordt geciteerd</text:p>
          </table:table-cell>
          <table:table-cell table:style-name="ce2" office:value-type="string">
            <text:p>Defines a section that is quoted from another sourc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br&gt;</text:p>
          </table:table-cell>
          <table:table-cell table:style-name="ce4" office:value-type="string">
            <text:p><text:a xlink:href="https://www.w3schools.com/tags/tag_br.asp">&lt;br&gt;</text:a></text:p>
          </table:table-cell>
          <table:table-cell table:style-name="ce2" office:value-type="string">
            <text:p>Definieert een enkel regeleinde</text:p>
          </table:table-cell>
          <table:table-cell table:style-name="ce2" office:value-type="string">
            <text:p>Defines a single line brea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bron&gt;</text:p>
          </table:table-cell>
          <table:table-cell table:style-name="ce4" office:value-type="string">
            <text:p><text:a xlink:href="https://www.w3schools.com/tags/tag_source.asp">&lt;source&gt;</text:a></text:p>
          </table:table-cell>
          <table:table-cell table:style-name="ce2" office:value-type="string">
            <text:p>Definieert meerdere mediabronnen voor media-elementen (&lt;video&gt; en &lt;audio&gt;)</text:p>
          </table:table-cell>
          <table:table-cell table:style-name="ce2" office:value-type="string">
            <text:p>Defines multiple media resources for media elements (&lt;video&gt; and &lt;audio&gt;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citeer&gt;</text:p>
          </table:table-cell>
          <table:table-cell table:style-name="ce4" office:value-type="string">
            <text:p><text:a xlink:href="https://www.w3schools.com/tags/tag_cite.asp">&lt;cite&gt;</text:a></text:p>
          </table:table-cell>
          <table:table-cell table:style-name="ce2" office:value-type="string">
            <text:p>Definieert de titel van een werk</text:p>
          </table:table-cell>
          <table:table-cell table:style-name="ce2" office:value-type="string">
            <text:p>Defines the title of a wo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code&gt;</text:p>
          </table:table-cell>
          <table:table-cell table:style-name="ce4" office:value-type="string">
            <text:p><text:a xlink:href="https://www.w3schools.com/tags/tag_code.asp">&lt;code&gt;</text:a></text:p>
          </table:table-cell>
          <table:table-cell table:style-name="ce2" office:value-type="string">
            <text:p>Definieert een stukje computercode</text:p>
          </table:table-cell>
          <table:table-cell table:style-name="ce2" office:value-type="string">
            <text:p>Defines a piece of computer cod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colgroep&gt;</text:p>
          </table:table-cell>
          <table:table-cell table:style-name="ce4" office:value-type="string">
            <text:p><text:a xlink:href="https://www.w3schools.com/tags/tag_colgroup.asp">&lt;colgroup&gt;</text:a></text:p>
          </table:table-cell>
          <table:table-cell table:style-name="ce2" office:value-type="string">
            <text:p>Specificeert een groep van een of meer kolommen in een tabel voor opmaak</text:p>
          </table:table-cell>
          <table:table-cell table:style-name="ce2" office:value-type="string">
            <text:p>Specifies a group of one or more columns in a table for format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datalijst&gt;</text:p>
          </table:table-cell>
          <table:table-cell table:style-name="ce4" office:value-type="string">
            <text:p><text:a xlink:href="https://www.w3schools.com/tags/tag_datalist.asp">&lt;datalist&gt;</text:a></text:p>
          </table:table-cell>
          <table:table-cell table:style-name="ce2" office:value-type="string">
            <text:p>Specificeert een lijst met vooraf gedefinieerde opties voor invoerbesturingselementen</text:p>
          </table:table-cell>
          <table:table-cell table:style-name="ce2" office:value-type="string">
            <text:p>Specifies a list of pre-defined options for input control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dd&gt;</text:p>
          </table:table-cell>
          <table:table-cell table:style-name="ce4" office:value-type="string">
            <text:p><text:a xlink:href="https://www.w3schools.com/tags/tag_dd.asp">&lt;dd&gt;</text:a></text:p>
          </table:table-cell>
          <table:table-cell table:style-name="ce2" office:value-type="string">
            <text:p>Definieert een beschrijving/waarde van een term in een beschrijvingslijst</text:p>
          </table:table-cell>
          <table:table-cell table:style-name="ce2" office:value-type="string">
            <text:p>Defines a description/value of a term in a description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de&gt;</text:p>
          </table:table-cell>
          <table:table-cell table:style-name="ce4" office:value-type="string">
            <text:p><text:a xlink:href="https://www.w3schools.com/tags/tag_th.asp">&lt;th&gt;</text:a></text:p>
          </table:table-cell>
          <table:table-cell table:style-name="ce2" office:value-type="string">
            <text:p>Definieert een kopcel in een tabel</text:p>
          </table:table-cell>
          <table:table-cell table:style-name="ce2" office:value-type="string">
            <text:p>Defines a header cell in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del&gt;</text:p>
          </table:table-cell>
          <table:table-cell table:style-name="ce4" office:value-type="string">
            <text:p><text:a xlink:href="https://www.w3schools.com/tags/tag_del.asp">&lt;del&gt;</text:a></text:p>
          </table:table-cell>
          <table:table-cell table:style-name="ce2" office:value-type="string">
            <text:p>Definieert tekst die uit een document is verwijderd</text:p>
          </table:table-cell>
          <table:table-cell table:style-name="ce2" office:value-type="string">
            <text:p>Defines text that has been deleted from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details&gt;</text:p>
          </table:table-cell>
          <table:table-cell table:style-name="ce4" office:value-type="string">
            <text:p><text:a xlink:href="https://www.w3schools.com/tags/tag_details.asp">&lt;details&gt;</text:a></text:p>
          </table:table-cell>
          <table:table-cell table:style-name="ce2" office:value-type="string">
            <text:p>Definieert aanvullende details die de gebruiker kan bekijken of verbergen</text:p>
          </table:table-cell>
          <table:table-cell table:style-name="ce2" office:value-type="string">
            <text:p>Defines additional details that the user can view or hid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dfn&gt;</text:p>
          </table:table-cell>
          <table:table-cell table:style-name="ce4" office:value-type="string">
            <text:p><text:a xlink:href="https://www.w3schools.com/tags/tag_dfn.asp">&lt;dfn&gt;</text:a></text:p>
          </table:table-cell>
          <table:table-cell table:style-name="ce2" office:value-type="string">
            <text:p>Specificeert een term die binnen de inhoud wordt gedefinieerd</text:p>
          </table:table-cell>
          <table:table-cell table:style-name="ce2" office:value-type="string">
            <text:p>Specifies a term that is going to be defined within the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dialoog&gt;</text:p>
          </table:table-cell>
          <table:table-cell table:style-name="ce4" office:value-type="string">
            <text:p><text:a xlink:href="https://www.w3schools.com/tags/tag_dialog.asp">&lt;dialog&gt;</text:a></text:p>
          </table:table-cell>
          <table:table-cell table:style-name="ce2" office:value-type="string">
            <text:p>Definieert een dialoogvenster of venster</text:p>
          </table:table-cell>
          <table:table-cell table:style-name="ce2" office:value-type="string">
            <text:p>Defines a dialog box or window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div&gt;</text:p>
          </table:table-cell>
          <table:table-cell table:style-name="ce4" office:value-type="string">
            <text:p><text:a xlink:href="https://www.w3schools.com/tags/tag_div.asp">&lt;div&gt;</text:a></text:p>
          </table:table-cell>
          <table:table-cell table:style-name="ce2" office:value-type="string">
            <text:p>Definieert een sectie in een document</text:p>
          </table:table-cell>
          <table:table-cell table:style-name="ce2" office:value-type="string">
            <text:p>Defines a section in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dl&gt;</text:p>
          </table:table-cell>
          <table:table-cell table:style-name="ce4" office:value-type="string">
            <text:p><text:a xlink:href="https://www.w3schools.com/tags/tag_dl.asp">&lt;dl&gt;</text:a></text:p>
          </table:table-cell>
          <table:table-cell table:style-name="ce2" office:value-type="string">
            <text:p>Definieert een beschrijvingslijst</text:p>
          </table:table-cell>
          <table:table-cell table:style-name="ce2" office:value-type="string">
            <text:p>Defines a description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doek&gt;</text:p>
          </table:table-cell>
          <table:table-cell table:style-name="ce4" office:value-type="string">
            <text:p><text:a xlink:href="https://www.w3schools.com/tags/tag_canvas.asp">&lt;canvas&gt;</text:a></text:p>
          </table:table-cell>
          <table:table-cell table:style-name="ce2" office:value-type="string">
            <text:p>Wordt gebruikt om direct afbeeldingen te tekenen via scripting (meestal JavaScript)</text:p>
          </table:table-cell>
          <table:table-cell table:style-name="ce2" office:value-type="string">
            <text:p>Used to draw graphics, on the fly, via scripting (usually JavaScript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dt&gt;</text:p>
          </table:table-cell>
          <table:table-cell table:style-name="ce4" office:value-type="string">
            <text:p><text:a xlink:href="https://www.w3schools.com/tags/tag_dt.asp">&lt;dt&gt;</text:a></text:p>
          </table:table-cell>
          <table:table-cell table:style-name="ce2" office:value-type="string">
            <text:p>Definieert een term/naam in een beschrijvingslijst</text:p>
          </table:table-cell>
          <table:table-cell table:style-name="ce2" office:value-type="string">
            <text:p>Defines a term/name in a description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em&gt;</text:p>
          </table:table-cell>
          <table:table-cell table:style-name="ce4" office:value-type="string">
            <text:p><text:a xlink:href="https://www.w3schools.com/tags/tag_em.asp">&lt;em&gt;</text:a></text:p>
          </table:table-cell>
          <table:table-cell table:style-name="ce2" office:value-type="string">
            <text:p>Definieert benadrukte tekst</text:p>
          </table:table-cell>
          <table:table-cell table:style-name="ce2" office:value-type="string">
            <text:p>Defines emphasized text 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figcaption&gt;</text:p>
          </table:table-cell>
          <table:table-cell table:style-name="ce4" office:value-type="string">
            <text:p><text:a xlink:href="https://www.w3schools.com/tags/tag_figcaption.asp">&lt;figcaption&gt;</text:a></text:p>
          </table:table-cell>
          <table:table-cell table:style-name="ce2" office:value-type="string">
            <text:p>Definieert een bijschrift voor een &lt;figure&gt;-element</text:p>
          </table:table-cell>
          <table:table-cell table:style-name="ce2" office:value-type="string">
            <text:p>Defines a caption for a &lt;figure&gt; ele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figuur&gt;</text:p>
          </table:table-cell>
          <table:table-cell table:style-name="ce4" office:value-type="string">
            <text:p><text:a xlink:href="https://www.w3schools.com/tags/tag_figure.asp">&lt;figure&gt;</text:a></text:p>
          </table:table-cell>
          <table:table-cell table:style-name="ce2" office:value-type="string">
            <text:p>Specificeert op zichzelf staande inhoud</text:p>
          </table:table-cell>
          <table:table-cell table:style-name="ce2" office:value-type="string">
            <text:p>Specifies self-contained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formulier&gt;</text:p>
          </table:table-cell>
          <table:table-cell table:style-name="ce4" office:value-type="string">
            <text:p><text:a xlink:href="https://www.w3schools.com/tags/tag_form.asp">&lt;form&gt;</text:a></text:p>
          </table:table-cell>
          <table:table-cell table:style-name="ce2" office:value-type="string">
            <text:p>Definieert een HTML-formulier voor gebruikersinvoer</text:p>
          </table:table-cell>
          <table:table-cell table:style-name="ce2" office:value-type="string">
            <text:p>Defines an HTML form for user inpu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frame&gt;</text:p>
          </table:table-cell>
          <table:table-cell table:style-name="ce4" office:value-type="string">
            <text:p><text:a xlink:href="https://www.w3schools.com/tags/tag_frame.asp">&lt;frame&gt;</text:a></text:p>
          </table:table-cell>
          <table:table-cell table:style-name="ce2" office:value-type="string">
            <text:p>Niet ondersteund in HTML5. Definieert een venster (een frame) in een frameset</text:p>
          </table:table-cell>
          <table:table-cell table:style-name="ce2" office:value-type="string">
            <text:p>Not supported in HTML5. Defines a window (a frame) in a framese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frameset&gt;</text:p>
          </table:table-cell>
          <table:table-cell table:style-name="ce4" office:value-type="string">
            <text:p><text:a xlink:href="https://www.w3schools.com/tags/tag_frameset.asp">&lt;frameset&gt;</text:a></text:p>
          </table:table-cell>
          <table:table-cell table:style-name="ce2" office:value-type="string">
            <text:p>Niet ondersteund in HTML5. Definieert een set frames</text:p>
          </table:table-cell>
          <table:table-cell table:style-name="ce2" office:value-type="string">
            <text:p>Not supported in HTML5. Defines a set of fram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gebied&gt;</text:p>
          </table:table-cell>
          <table:table-cell table:style-name="ce4" office:value-type="string">
            <text:p><text:a xlink:href="https://www.w3schools.com/tags/tag_area.asp">&lt;area&gt;</text:a></text:p>
          </table:table-cell>
          <table:table-cell table:style-name="ce2" office:value-type="string">
            <text:p>Definieert een gebied binnen een imagemap</text:p>
          </table:table-cell>
          <table:table-cell table:style-name="ce2" office:value-type="string">
            <text:p>Defines an area inside an image map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geenframes&gt;</text:p>
          </table:table-cell>
          <table:table-cell table:style-name="ce4" office:value-type="string">
            <text:p><text:a xlink:href="https://www.w3schools.com/tags/tag_noframes.asp">&lt;noframes&gt;</text:a></text:p>
          </table:table-cell>
          <table:table-cell table:style-name="ce2" office:value-type="string">
            <text:p>Niet ondersteund in HTML5. Definieert alternatieve inhoud voor gebruikers die geen frames ondersteunen</text:p>
          </table:table-cell>
          <table:table-cell table:style-name="ce2" office:value-type="string">
            <text:p>Not supported in HTML5. Defines an alternate content for users that do not support fram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gegevens&gt;</text:p>
          </table:table-cell>
          <table:table-cell table:style-name="ce4" office:value-type="string">
            <text:p><text:a xlink:href="https://www.w3schools.com/tags/tag_data.asp">&lt;data&gt;</text:a></text:p>
          </table:table-cell>
          <table:table-cell table:style-name="ce2" office:value-type="string">
            <text:p>Voegt een machineleesbare vertaling van een bepaalde inhoud toe</text:p>
          </table:table-cell>
          <table:table-cell table:style-name="ce2" office:value-type="string">
            <text:p>Adds a machine-readable translation of a given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groot&gt;</text:p>
          </table:table-cell>
          <table:table-cell table:style-name="ce4" office:value-type="string">
            <text:p><text:a xlink:href="https://www.w3schools.com/tags/tag_big.asp">&lt;big&gt;</text:a></text:p>
          </table:table-cell>
          <table:table-cell table:style-name="ce2" office:value-type="string">
            <text:p>Niet ondersteund in HTML5. Gebruik in plaats daarvan CSS. Definieert grote tekst</text:p>
          </table:table-cell>
          <table:table-cell table:style-name="ce2" office:value-type="string">
            <text:p>Not supported in HTML5. Use CSS instead. Defines big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h1&gt; tot &lt;h6&gt;</text:p>
          </table:table-cell>
          <table:table-cell table:style-name="ce4" office:value-type="string">
            <text:p><text:a xlink:href="https://www.w3schools.com/tags/tag_hn.asp">&lt;h1&gt; to &lt;h6&gt;</text:a></text:p>
          </table:table-cell>
          <table:table-cell table:style-name="ce2" office:value-type="string">
            <text:p>Definieert HTML-koppen</text:p>
          </table:table-cell>
          <table:table-cell table:style-name="ce2" office:value-type="string">
            <text:p>Defines HTML heading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hgroep&gt;</text:p>
          </table:table-cell>
          <table:table-cell table:style-name="ce4" office:value-type="string">
            <text:p><text:a xlink:href="https://www.w3schools.com/tags/tag_hgroup.asp">&lt;hgroup&gt;</text:a></text:p>
          </table:table-cell>
          <table:table-cell table:style-name="ce2" office:value-type="string">
            <text:p>Definieert een koptekst en gerelateerde inhoud</text:p>
          </table:table-cell>
          <table:table-cell table:style-name="ce2" office:value-type="string">
            <text:p>Defines a header and related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hoofd&gt;</text:p>
          </table:table-cell>
          <table:table-cell table:style-name="ce4" office:value-type="string">
            <text:p><text:a xlink:href="https://www.w3schools.com/tags/tag_head.asp">&lt;head&gt;</text:a></text:p>
          </table:table-cell>
          <table:table-cell table:style-name="ce2" office:value-type="string">
            <text:p>Bevat metagegevens/informatie voor het document</text:p>
          </table:table-cell>
          <table:table-cell table:style-name="ce2" office:value-type="string">
            <text:p>Contains metadata/information for the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hoofd&gt;</text:p>
          </table:table-cell>
          <table:table-cell table:style-name="ce4" office:value-type="string">
            <text:p><text:a xlink:href="https://www.w3schools.com/tags/tag_main.asp">&lt;main&gt;</text:a></text:p>
          </table:table-cell>
          <table:table-cell table:style-name="ce2" office:value-type="string">
            <text:p>Specificeert de hoofdinhoud van een document</text:p>
          </table:table-cell>
          <table:table-cell table:style-name="ce2" office:value-type="string">
            <text:p>Specifies the main content of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hr&gt;</text:p>
          </table:table-cell>
          <table:table-cell table:style-name="ce4" office:value-type="string">
            <text:p><text:a xlink:href="https://www.w3schools.com/tags/tag_hr.asp">&lt;hr&gt;</text:a></text:p>
          </table:table-cell>
          <table:table-cell table:style-name="ce2" office:value-type="string">
            <text:p>Definieert een thematische verandering in de inhoud</text:p>
          </table:table-cell>
          <table:table-cell table:style-name="ce2" office:value-type="string">
            <text:p>Defines a thematic change in the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html&gt;</text:p>
          </table:table-cell>
          <table:table-cell table:style-name="ce4" office:value-type="string">
            <text:p><text:a xlink:href="https://www.w3schools.com/tags/tag_html.asp">&lt;html&gt;</text:a></text:p>
          </table:table-cell>
          <table:table-cell table:style-name="ce2" office:value-type="string">
            <text:p>Definieert de hoofdmap van een HTML-document</text:p>
          </table:table-cell>
          <table:table-cell table:style-name="ce2" office:value-type="string">
            <text:p>Defines the root of an HTML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iframe&gt;</text:p>
          </table:table-cell>
          <table:table-cell table:style-name="ce4" office:value-type="string">
            <text:p><text:a xlink:href="https://www.w3schools.com/tags/tag_iframe.asp">&lt;iframe&gt;</text:a></text:p>
          </table:table-cell>
          <table:table-cell table:style-name="ce2" office:value-type="string">
            <text:p>Definieert een inlineframe</text:p>
          </table:table-cell>
          <table:table-cell table:style-name="ce2" office:value-type="string">
            <text:p>Defines an inline fram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ik&gt;</text:p>
          </table:table-cell>
          <table:table-cell table:style-name="ce4" office:value-type="string">
            <text:p><text:a xlink:href="https://www.w3schools.com/tags/tag_i.asp">&lt;i&gt;</text:a></text:p>
          </table:table-cell>
          <table:table-cell table:style-name="ce2" office:value-type="string">
            <text:p>Definieert een deel van de tekst met een alternatieve stem of stemming</text:p>
          </table:table-cell>
          <table:table-cell table:style-name="ce2" office:value-type="string">
            <text:p>Defines a part of text in an alternate voice or moo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img&gt;</text:p>
          </table:table-cell>
          <table:table-cell table:style-name="ce4" office:value-type="string">
            <text:p><text:a xlink:href="https://www.w3schools.com/tags/tag_img.asp">&lt;img&gt;</text:a></text:p>
          </table:table-cell>
          <table:table-cell table:style-name="ce2" office:value-type="string">
            <text:p>Definieert een afbeelding</text:p>
          </table:table-cell>
          <table:table-cell table:style-name="ce2" office:value-type="string">
            <text:p>Defines an imag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ins&gt;</text:p>
          </table:table-cell>
          <table:table-cell table:style-name="ce4" office:value-type="string">
            <text:p><text:a xlink:href="https://www.w3schools.com/tags/tag_ins.asp">&lt;ins&gt;</text:a></text:p>
          </table:table-cell>
          <table:table-cell table:style-name="ce2" office:value-type="string">
            <text:p>Definieert een tekst die in een document is ingevoegd</text:p>
          </table:table-cell>
          <table:table-cell table:style-name="ce2" office:value-type="string">
            <text:p>Defines a text that has been inserted into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insluiten&gt;</text:p>
          </table:table-cell>
          <table:table-cell table:style-name="ce4" office:value-type="string">
            <text:p><text:a xlink:href="https://www.w3schools.com/tags/tag_embed.asp">&lt;embed&gt;</text:a></text:p>
          </table:table-cell>
          <table:table-cell table:style-name="ce2" office:value-type="string">
            <text:p>Definieert een container voor een externe toepassing</text:p>
          </table:table-cell>
          <table:table-cell table:style-name="ce2" office:value-type="string">
            <text:p>Defines a container for an external applic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invoer&gt;</text:p>
          </table:table-cell>
          <table:table-cell table:style-name="ce4" office:value-type="string">
            <text:p><text:a xlink:href="https://www.w3schools.com/tags/tag_input.asp">&lt;input&gt;</text:a></text:p>
          </table:table-cell>
          <table:table-cell table:style-name="ce2" office:value-type="string">
            <text:p>Definieert een invoerbesturingselement</text:p>
          </table:table-cell>
          <table:table-cell table:style-name="ce2" office:value-type="string">
            <text:p>Defines an input contro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kaart&gt;</text:p>
          </table:table-cell>
          <table:table-cell table:style-name="ce4" office:value-type="string">
            <text:p><text:a xlink:href="https://www.w3schools.com/tags/tag_map.asp">&lt;map&gt;</text:a></text:p>
          </table:table-cell>
          <table:table-cell table:style-name="ce2" office:value-type="string">
            <text:p>Definieert een imagemap</text:p>
          </table:table-cell>
          <table:table-cell table:style-name="ce2" office:value-type="string">
            <text:p>Defines an image map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kbd&gt;</text:p>
          </table:table-cell>
          <table:table-cell table:style-name="ce4" office:value-type="string">
            <text:p><text:a xlink:href="https://www.w3schools.com/tags/tag_kbd.asp">&lt;kbd&gt;</text:a></text:p>
          </table:table-cell>
          <table:table-cell table:style-name="ce2" office:value-type="string">
            <text:p>Definieert toetsenbordinvoer</text:p>
          </table:table-cell>
          <table:table-cell table:style-name="ce2" office:value-type="string">
            <text:p>Defines keyboard inpu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klein&gt;</text:p>
          </table:table-cell>
          <table:table-cell table:style-name="ce4" office:value-type="string">
            <text:p><text:a xlink:href="https://www.w3schools.com/tags/tag_small.asp">&lt;small&gt;</text:a></text:p>
          </table:table-cell>
          <table:table-cell table:style-name="ce2" office:value-type="string">
            <text:p>Definieert kleinere tekst</text:p>
          </table:table-cell>
          <table:table-cell table:style-name="ce2" office:value-type="string">
            <text:p>Defines smaller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knop&gt;</text:p>
          </table:table-cell>
          <table:table-cell table:style-name="ce4" office:value-type="string">
            <text:p><text:a xlink:href="https://www.w3schools.com/tags/tag_button.asp">&lt;button&gt;</text:a></text:p>
          </table:table-cell>
          <table:table-cell table:style-name="ce2" office:value-type="string">
            <text:p>Definieert een klikbare knop</text:p>
          </table:table-cell>
          <table:table-cell table:style-name="ce2" office:value-type="string">
            <text:p>Defines a clickable butt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kol&gt;</text:p>
          </table:table-cell>
          <table:table-cell table:style-name="ce4" office:value-type="string">
            <text:p><text:a xlink:href="https://www.w3schools.com/tags/tag_col.asp">&lt;col&gt;</text:a></text:p>
          </table:table-cell>
          <table:table-cell table:style-name="ce2" office:value-type="string">
            <text:p>Specificeert kolomeigenschappen voor elke kolom binnen een &lt;colgroup&gt;-element</text:p>
          </table:table-cell>
          <table:table-cell table:style-name="ce2" office:value-type="string">
            <text:p>Specifies column properties for each column within a &lt;colgroup&gt; element 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kop&gt;</text:p>
          </table:table-cell>
          <table:table-cell table:style-name="ce4" office:value-type="string">
            <text:p><text:a xlink:href="https://www.w3schools.com/tags/tag_header.asp">&lt;header&gt;</text:a></text:p>
          </table:table-cell>
          <table:table-cell table:style-name="ce2" office:value-type="string">
            <text:p>Definieert een koptekst voor een document of sectie</text:p>
          </table:table-cell>
          <table:table-cell table:style-name="ce2" office:value-type="string">
            <text:p>Defines a header for a document or sec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label&gt;</text:p>
          </table:table-cell>
          <table:table-cell table:style-name="ce4" office:value-type="string">
            <text:p><text:a xlink:href="https://www.w3schools.com/tags/tag_label.asp">&lt;label&gt;</text:a></text:p>
          </table:table-cell>
          <table:table-cell table:style-name="ce2" office:value-type="string">
            <text:p>Definieert een label voor een &lt;input&gt;-element</text:p>
          </table:table-cell>
          <table:table-cell table:style-name="ce2" office:value-type="string">
            <text:p>Defines a label for an &lt;input&gt; ele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legende&gt;</text:p>
          </table:table-cell>
          <table:table-cell table:style-name="ce4" office:value-type="string">
            <text:p><text:a xlink:href="https://www.w3schools.com/tags/tag_legend.asp">&lt;legend&gt;</text:a></text:p>
          </table:table-cell>
          <table:table-cell table:style-name="ce2" office:value-type="string">
            <text:p>Definieert een bijschrift voor een &lt;fieldset&gt;-element</text:p>
          </table:table-cell>
          <table:table-cell table:style-name="ce2" office:value-type="string">
            <text:p>Defines a caption for a &lt;fieldset&gt; elemen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&lt;lettertype&gt;</text:p>
          </table:table-cell>
          <table:table-cell table:style-name="ce4" office:value-type="string">
            <text:p><text:a xlink:href="https://www.w3schools.com/tags/tag_font.asp">&lt;font&gt;</text:a></text:p>
          </table:table-cell>
          <table:table-cell table:style-name="ce2" office:value-type="string">
            <text:p>Niet ondersteund in HTML5. Gebruik in plaats daarvan CSS. Definieert het lettertype, de kleur en de grootte van de tekst</text:p>
          </table:table-cell>
          <table:table-cell table:style-name="ce2" office:value-type="string">
            <text:p>Not supported in HTML5. Use CSS instead. Defines font, color, and size for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li&gt;</text:p>
          </table:table-cell>
          <table:table-cell table:style-name="ce4" office:value-type="string">
            <text:p><text:a xlink:href="https://www.w3schools.com/tags/tag_li.asp">&lt;li&gt;</text:a></text:p>
          </table:table-cell>
          <table:table-cell table:style-name="ce2" office:value-type="string">
            <text:p>Definieert een lijstitem</text:p>
          </table:table-cell>
          <table:table-cell table:style-name="ce2" office:value-type="string">
            <text:p>Defines a list item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lichaam&gt;</text:p>
          </table:table-cell>
          <table:table-cell table:style-name="ce4" office:value-type="string">
            <text:p><text:a xlink:href="https://www.w3schools.com/tags/tag_body.asp">&lt;body&gt;</text:a></text:p>
          </table:table-cell>
          <table:table-cell table:style-name="ce2" office:value-type="string">
            <text:p>Definieert de hoofdtekst van het document</text:p>
          </table:table-cell>
          <table:table-cell table:style-name="ce2" office:value-type="string">
            <text:p>Defines the document's body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link&gt;</text:p>
          </table:table-cell>
          <table:table-cell table:style-name="ce4" office:value-type="string">
            <text:p><text:a xlink:href="https://www.w3schools.com/tags/tag_link.asp">&lt;link&gt;</text:a></text:p>
          </table:table-cell>
          <table:table-cell table:style-name="ce2" office:value-type="string">
            <text:p>Definieert de relatie tussen een document en een externe bron (meest gebruikt om te linken naar stijlbladen)</text:p>
          </table:table-cell>
          <table:table-cell table:style-name="ce2" office:value-type="string">
            <text:p>Defines the relationship between a document and an external resource (most used to link to style sheets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map&gt;</text:p>
          </table:table-cell>
          <table:table-cell table:style-name="ce4" office:value-type="string">
            <text:p><text:a xlink:href="https://www.w3schools.com/tags/tag_dir.asp">&lt;dir&gt;</text:a></text:p>
          </table:table-cell>
          <table:table-cell table:style-name="ce2" office:value-type="string">
            <text:p>Niet ondersteund in HTML5. Gebruik in plaats daarvan &lt;ul&gt;. Definieert een directorylijst</text:p>
          </table:table-cell>
          <table:table-cell table:style-name="ce2" office:value-type="string">
            <text:p>Not supported in HTML5. Use <text:a xlink:href="https://www.w3schools.com/tags/tag_ul.asp">&lt;ul&gt;</text:a> instead. Defines a directory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markeer&gt;</text:p>
          </table:table-cell>
          <table:table-cell table:style-name="ce4" office:value-type="string">
            <text:p><text:a xlink:href="https://www.w3schools.com/tags/tag_mark.asp">&lt;mark&gt;</text:a></text:p>
          </table:table-cell>
          <table:table-cell table:style-name="ce2" office:value-type="string">
            <text:p>Definieert gemarkeerde/gemarkeerde tekst</text:p>
          </table:table-cell>
          <table:table-cell table:style-name="ce2" office:value-type="string">
            <text:p>Defines marked/highlighted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menu&gt;</text:p>
          </table:table-cell>
          <table:table-cell table:style-name="ce4" office:value-type="string">
            <text:p><text:a xlink:href="https://www.w3schools.com/tags/tag_menu.asp">&lt;menu&gt;</text:a></text:p>
          </table:table-cell>
          <table:table-cell table:style-name="ce2" office:value-type="string">
            <text:p>Definieert een ongeordende lijst</text:p>
          </table:table-cell>
          <table:table-cell table:style-name="ce2" office:value-type="string">
            <text:p>Defines an unordered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meta&gt;</text:p>
          </table:table-cell>
          <table:table-cell table:style-name="ce4" office:value-type="string">
            <text:p><text:a xlink:href="https://www.w3schools.com/tags/tag_meta.asp">&lt;meta&gt;</text:a></text:p>
          </table:table-cell>
          <table:table-cell table:style-name="ce2" office:value-type="string">
            <text:p>Definieert metagegevens over een HTML-document</text:p>
          </table:table-cell>
          <table:table-cell table:style-name="ce2" office:value-type="string">
            <text:p>Defines metadata about an HTML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meter&gt;</text:p>
          </table:table-cell>
          <table:table-cell table:style-name="ce4" office:value-type="string">
            <text:p><text:a xlink:href="https://www.w3schools.com/tags/tag_meter.asp">&lt;meter&gt;</text:a></text:p>
          </table:table-cell>
          <table:table-cell table:style-name="ce2" office:value-type="string">
            <text:p>Definieert een scalaire meting binnen een bekend bereik (een meter)</text:p>
          </table:table-cell>
          <table:table-cell table:style-name="ce2" office:value-type="string">
            <text:p>Defines a scalar measurement within a known range (a gaug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midden&gt;</text:p>
          </table:table-cell>
          <table:table-cell table:style-name="ce4" office:value-type="string">
            <text:p><text:a xlink:href="https://www.w3schools.com/tags/tag_center.asp">&lt;center&gt;</text:a></text:p>
          </table:table-cell>
          <table:table-cell table:style-name="ce2" office:value-type="string">
            <text:p>Niet ondersteund in HTML5. Gebruik in plaats daarvan CSS. Definieert gecentreerde tekst</text:p>
          </table:table-cell>
          <table:table-cell table:style-name="ce2" office:value-type="string">
            <text:p>Not supported in HTML5. Use CSS instead. Defines centered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navigatie&gt;</text:p>
          </table:table-cell>
          <table:table-cell table:style-name="ce4" office:value-type="string">
            <text:p><text:a xlink:href="https://www.w3schools.com/tags/tag_nav.asp">&lt;nav&gt;</text:a></text:p>
          </table:table-cell>
          <table:table-cell table:style-name="ce2" office:value-type="string">
            <text:p>Definieert navigatielinks</text:p>
          </table:table-cell>
          <table:table-cell table:style-name="ce2" office:value-type="string">
            <text:p>Defines navigation link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noscript&gt;</text:p>
          </table:table-cell>
          <table:table-cell table:style-name="ce4" office:value-type="string">
            <text:p><text:a xlink:href="https://www.w3schools.com/tags/tag_noscript.asp">&lt;noscript&gt;</text:a></text:p>
          </table:table-cell>
          <table:table-cell table:style-name="ce2" office:value-type="string">
            <text:p>Definieert een alternatieve inhoud voor gebruikers die geen scripts aan de clientzijde ondersteunen</text:p>
          </table:table-cell>
          <table:table-cell table:style-name="ce2" office:value-type="string">
            <text:p>Defines an alternate content for users that do not support client-side scrip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object&gt;</text:p>
          </table:table-cell>
          <table:table-cell table:style-name="ce4" office:value-type="string">
            <text:p><text:a xlink:href="https://www.w3schools.com/tags/tag_object.asp">&lt;object&gt;</text:a></text:p>
          </table:table-cell>
          <table:table-cell table:style-name="ce2" office:value-type="string">
            <text:p>Definieert een container voor een externe toepassing</text:p>
          </table:table-cell>
          <table:table-cell table:style-name="ce2" office:value-type="string">
            <text:p>Defines a container for an external applic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ol&gt;</text:p>
          </table:table-cell>
          <table:table-cell table:style-name="ce4" office:value-type="string">
            <text:p><text:a xlink:href="https://www.w3schools.com/tags/tag_ol.asp">&lt;ol&gt;</text:a></text:p>
          </table:table-cell>
          <table:table-cell table:style-name="ce2" office:value-type="string">
            <text:p>Definieert een geordende lijst</text:p>
          </table:table-cell>
          <table:table-cell table:style-name="ce2" office:value-type="string">
            <text:p>Defines an ordered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optgroup&gt;</text:p>
          </table:table-cell>
          <table:table-cell table:style-name="ce4" office:value-type="string">
            <text:p><text:a xlink:href="https://www.w3schools.com/tags/tag_optgroup.asp">&lt;optgroup&gt;</text:a></text:p>
          </table:table-cell>
          <table:table-cell table:style-name="ce2" office:value-type="string">
            <text:p>Definieert een groep gerelateerde opties in een vervolgkeuzelijst</text:p>
          </table:table-cell>
          <table:table-cell table:style-name="ce2" office:value-type="string">
            <text:p>Defines a group of related options in a drop-down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optie&gt;</text:p>
          </table:table-cell>
          <table:table-cell table:style-name="ce4" office:value-type="string">
            <text:p><text:a xlink:href="https://www.w3schools.com/tags/tag_option.asp">&lt;option&gt;</text:a></text:p>
          </table:table-cell>
          <table:table-cell table:style-name="ce2" office:value-type="string">
            <text:p>Definieert een optie in een vervolgkeuzelijst</text:p>
          </table:table-cell>
          <table:table-cell table:style-name="ce2" office:value-type="string">
            <text:p>Defines an option in a drop-down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p&gt;</text:p>
          </table:table-cell>
          <table:table-cell table:style-name="ce4" office:value-type="string">
            <text:p><text:a xlink:href="https://www.w3schools.com/tags/tag_p.asp">&lt;p&gt;</text:a></text:p>
          </table:table-cell>
          <table:table-cell table:style-name="ce2" office:value-type="string">
            <text:p>Definieert een alinea</text:p>
          </table:table-cell>
          <table:table-cell table:style-name="ce2" office:value-type="string">
            <text:p>Defines a paragraph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parameter&gt;</text:p>
          </table:table-cell>
          <table:table-cell table:style-name="ce4" office:value-type="string">
            <text:p><text:a xlink:href="https://www.w3schools.com/tags/tag_param.asp">&lt;param&gt;</text:a></text:p>
          </table:table-cell>
          <table:table-cell table:style-name="ce2" office:value-type="string">
            <text:p>Definieert een parameter voor een object</text:p>
          </table:table-cell>
          <table:table-cell table:style-name="ce2" office:value-type="string">
            <text:p>Defines a parameter for an objec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q&gt;</text:p>
          </table:table-cell>
          <table:table-cell table:style-name="ce4" office:value-type="string">
            <text:p><text:a xlink:href="https://www.w3schools.com/tags/tag_q.asp">&lt;q&gt;</text:a></text:p>
          </table:table-cell>
          <table:table-cell table:style-name="ce2" office:value-type="string">
            <text:p>Definieert een kort citaat</text:p>
          </table:table-cell>
          <table:table-cell table:style-name="ce2" office:value-type="string">
            <text:p>Defines a short quot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robijn&gt;</text:p>
          </table:table-cell>
          <table:table-cell table:style-name="ce4" office:value-type="string">
            <text:p><text:a xlink:href="https://www.w3schools.com/tags/tag_ruby.asp">&lt;ruby&gt;</text:a></text:p>
          </table:table-cell>
          <table:table-cell table:style-name="ce2" office:value-type="string">
            <text:p>Definieert een robijnrode annotatie (voor Oost-Aziatische typografie)</text:p>
          </table:table-cell>
          <table:table-cell table:style-name="ce2" office:value-type="string">
            <text:p>Defines a ruby annotation (for East Asian typography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rp&gt;</text:p>
          </table:table-cell>
          <table:table-cell table:style-name="ce4" office:value-type="string">
            <text:p><text:a xlink:href="https://www.w3schools.com/tags/tag_rp.asp">&lt;rp&gt;</text:a></text:p>
          </table:table-cell>
          <table:table-cell table:style-name="ce2" office:value-type="string">
            <text:p>Definieert wat moet worden weergegeven in browsers die geen ruby-annotaties ondersteunen</text:p>
          </table:table-cell>
          <table:table-cell table:style-name="ce2" office:value-type="string">
            <text:p>Defines what to show in browsers that do not support ruby annotation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rt&gt;</text:p>
          </table:table-cell>
          <table:table-cell table:style-name="ce4" office:value-type="string">
            <text:p><text:a xlink:href="https://www.w3schools.com/tags/tag_rt.asp">&lt;rt&gt;</text:a></text:p>
          </table:table-cell>
          <table:table-cell table:style-name="ce2" office:value-type="string">
            <text:p>Definieert een uitleg/uitspraak van karakters (voor Oost-Aziatische typografie)</text:p>
          </table:table-cell>
          <table:table-cell table:style-name="ce2" office:value-type="string">
            <text:p>Defines an explanation/pronunciation of characters (for East Asian typography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&gt;</text:p>
          </table:table-cell>
          <table:table-cell table:style-name="ce4" office:value-type="string">
            <text:p><text:a xlink:href="https://www.w3schools.com/tags/tag_s.asp">&lt;s&gt;</text:a></text:p>
          </table:table-cell>
          <table:table-cell table:style-name="ce2" office:value-type="string">
            <text:p>Definieert tekst die niet langer correct is</text:p>
          </table:table-cell>
          <table:table-cell table:style-name="ce2" office:value-type="string">
            <text:p>Defines text that is no longer correc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amenvatting&gt;</text:p>
          </table:table-cell>
          <table:table-cell table:style-name="ce4" office:value-type="string">
            <text:p><text:a xlink:href="https://www.w3schools.com/tags/tag_summary.asp">&lt;summary&gt;</text:a></text:p>
          </table:table-cell>
          <table:table-cell table:style-name="ce2" office:value-type="string">
            <text:p>Definieert een zichtbare kop voor een &lt;details&gt;-element</text:p>
          </table:table-cell>
          <table:table-cell table:style-name="ce2" office:value-type="string">
            <text:p>Defines a visible heading for a &lt;details&gt; ele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amp&gt;</text:p>
          </table:table-cell>
          <table:table-cell table:style-name="ce4" office:value-type="string">
            <text:p><text:a xlink:href="https://www.w3schools.com/tags/tag_samp.asp">&lt;samp&gt;</text:a></text:p>
          </table:table-cell>
          <table:table-cell table:style-name="ce2" office:value-type="string">
            <text:p>Definieert voorbeelduitvoer van een computerprogramma</text:p>
          </table:table-cell>
          <table:table-cell table:style-name="ce2" office:value-type="string">
            <text:p>Defines sample output from a computer program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cript&gt;</text:p>
          </table:table-cell>
          <table:table-cell table:style-name="ce4" office:value-type="string">
            <text:p><text:a xlink:href="https://www.w3schools.com/tags/tag_script.asp">&lt;script&gt;</text:a></text:p>
          </table:table-cell>
          <table:table-cell table:style-name="ce2" office:value-type="string">
            <text:p>Definieert een script aan de clientzijde</text:p>
          </table:table-cell>
          <table:table-cell table:style-name="ce2" office:value-type="string">
            <text:p>Defines a client-side scrip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ectie&gt;</text:p>
          </table:table-cell>
          <table:table-cell table:style-name="ce4" office:value-type="string">
            <text:p><text:a xlink:href="https://www.w3schools.com/tags/tag_section.asp">&lt;section&gt;</text:a></text:p>
          </table:table-cell>
          <table:table-cell table:style-name="ce2" office:value-type="string">
            <text:p>Definieert een sectie in een document</text:p>
          </table:table-cell>
          <table:table-cell table:style-name="ce2" office:value-type="string">
            <text:p>Defines a section in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electeer&gt;</text:p>
          </table:table-cell>
          <table:table-cell table:style-name="ce4" office:value-type="string">
            <text:p><text:a xlink:href="https://www.w3schools.com/tags/tag_select.asp">&lt;select&gt;</text:a></text:p>
          </table:table-cell>
          <table:table-cell table:style-name="ce2" office:value-type="string">
            <text:p>Definieert een vervolgkeuzelijst</text:p>
          </table:table-cell>
          <table:table-cell table:style-name="ce2" office:value-type="string">
            <text:p>Defines a drop-down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jabloon&gt;</text:p>
          </table:table-cell>
          <table:table-cell table:style-name="ce4" office:value-type="string">
            <text:p><text:a xlink:href="https://www.w3schools.com/tags/tag_template.asp">&lt;template&gt;</text:a></text:p>
          </table:table-cell>
          <table:table-cell table:style-name="ce2" office:value-type="string">
            <text:p>Definieert een container voor inhoud die moet worden verborgen wanneer de pagina wordt geladen</text:p>
          </table:table-cell>
          <table:table-cell table:style-name="ce2" office:value-type="string">
            <text:p>Defines a container for content that should be hidden when the page load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pan&gt;</text:p>
          </table:table-cell>
          <table:table-cell table:style-name="ce4" office:value-type="string">
            <text:p><text:a xlink:href="https://www.w3schools.com/tags/tag_span.asp">&lt;span&gt;</text:a></text:p>
          </table:table-cell>
          <table:table-cell table:style-name="ce2" office:value-type="string">
            <text:p>Definieert een sectie in een document</text:p>
          </table:table-cell>
          <table:table-cell table:style-name="ce2" office:value-type="string">
            <text:p>Defines a section in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taking&gt;</text:p>
          </table:table-cell>
          <table:table-cell table:style-name="ce4" office:value-type="string">
            <text:p><text:a xlink:href="https://www.w3schools.com/tags/tag_strike.asp">&lt;strike&gt;</text:a></text:p>
          </table:table-cell>
          <table:table-cell table:style-name="ce2" office:value-type="string">
            <text:p>Niet ondersteund in HTML5. Gebruik in plaats daarvan &lt;del&gt; of &lt;s&gt; . Definieert doorgehaalde tekst</text:p>
          </table:table-cell>
          <table:table-cell table:style-name="ce2" office:value-type="string">
            <text:p>Not supported in HTML5. Use <text:a xlink:href="https://www.w3schools.com/tags/tag_del.asp">&lt;del&gt;</text:a> or <text:a xlink:href="https://www.w3schools.com/tags/tag_s.asp">&lt;s&gt;</text:a> instead. Defines strikethrough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terk&gt;</text:p>
          </table:table-cell>
          <table:table-cell table:style-name="ce4" office:value-type="string">
            <text:p><text:a xlink:href="https://www.w3schools.com/tags/tag_strong.asp">&lt;strong&gt;</text:a></text:p>
          </table:table-cell>
          <table:table-cell table:style-name="ce2" office:value-type="string">
            <text:p>Definieert belangrijke tekst</text:p>
          </table:table-cell>
          <table:table-cell table:style-name="ce2" office:value-type="string">
            <text:p>Defines important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tijl&gt;</text:p>
          </table:table-cell>
          <table:table-cell table:style-name="ce4" office:value-type="string">
            <text:p><text:a xlink:href="https://www.w3schools.com/tags/tag_style.asp">&lt;style&gt;</text:a></text:p>
          </table:table-cell>
          <table:table-cell table:style-name="ce2" office:value-type="string">
            <text:p>Definieert stijlinformatie voor een document</text:p>
          </table:table-cell>
          <table:table-cell table:style-name="ce2" office:value-type="string">
            <text:p>Defines style information for a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ub&gt;</text:p>
          </table:table-cell>
          <table:table-cell table:style-name="ce4" office:value-type="string">
            <text:p><text:a xlink:href="https://www.w3schools.com/tags/tag_sub.asp">&lt;sub&gt;</text:a></text:p>
          </table:table-cell>
          <table:table-cell table:style-name="ce2" office:value-type="string">
            <text:p>Definieert subscripttekst</text:p>
          </table:table-cell>
          <table:table-cell table:style-name="ce2" office:value-type="string">
            <text:p>Defines subscripted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up&gt;</text:p>
          </table:table-cell>
          <table:table-cell table:style-name="ce4" office:value-type="string">
            <text:p><text:a xlink:href="https://www.w3schools.com/tags/tag_sup.asp">&lt;sup&gt;</text:a></text:p>
          </table:table-cell>
          <table:table-cell table:style-name="ce2" office:value-type="string">
            <text:p>Definieert superscripttekst</text:p>
          </table:table-cell>
          <table:table-cell table:style-name="ce2" office:value-type="string">
            <text:p>Defines superscripted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svg&gt;</text:p>
          </table:table-cell>
          <table:table-cell table:style-name="ce4" office:value-type="string">
            <text:p><text:a xlink:href="https://www.w3schools.com/tags/tag_svg.asp">&lt;svg&gt;</text:a></text:p>
          </table:table-cell>
          <table:table-cell table:style-name="ce2" office:value-type="string">
            <text:p>Definieert een container voor SVG-afbeeldingen</text:p>
          </table:table-cell>
          <table:table-cell table:style-name="ce2" office:value-type="string">
            <text:p>Defines a container for SVG graphic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tabel&gt;</text:p>
          </table:table-cell>
          <table:table-cell table:style-name="ce4" office:value-type="string">
            <text:p><text:a xlink:href="https://www.w3schools.com/tags/tag_table.asp">&lt;table&gt;</text:a></text:p>
          </table:table-cell>
          <table:table-cell table:style-name="ce2" office:value-type="string">
            <text:p>Definieert een tabel</text:p>
          </table:table-cell>
          <table:table-cell table:style-name="ce2" office:value-type="string">
            <text:p>Defines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td&gt;</text:p>
          </table:table-cell>
          <table:table-cell table:style-name="ce4" office:value-type="string">
            <text:p><text:a xlink:href="https://www.w3schools.com/tags/tag_td.asp">&lt;td&gt;</text:a></text:p>
          </table:table-cell>
          <table:table-cell table:style-name="ce2" office:value-type="string">
            <text:p>Definieert een cel in een tabel</text:p>
          </table:table-cell>
          <table:table-cell table:style-name="ce2" office:value-type="string">
            <text:p>Defines a cell in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tekstgebied&gt;</text:p>
          </table:table-cell>
          <table:table-cell table:style-name="ce4" office:value-type="string">
            <text:p><text:a xlink:href="https://www.w3schools.com/tags/tag_textarea.asp">&lt;textarea&gt;</text:a></text:p>
          </table:table-cell>
          <table:table-cell table:style-name="ce2" office:value-type="string">
            <text:p>Definieert een invoerbesturingselement met meerdere regels (tekstgebied)</text:p>
          </table:table-cell>
          <table:table-cell table:style-name="ce2" office:value-type="string">
            <text:p>Defines a multiline input control (text area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terzijde&gt;</text:p>
          </table:table-cell>
          <table:table-cell table:style-name="ce4" office:value-type="string">
            <text:p><text:a xlink:href="https://www.w3schools.com/tags/tag_aside.asp">&lt;aside&gt;</text:a></text:p>
          </table:table-cell>
          <table:table-cell table:style-name="ce2" office:value-type="string">
            <text:p>Definieert inhoud afgezien van de inhoud van de pagina</text:p>
          </table:table-cell>
          <table:table-cell table:style-name="ce2" office:value-type="string">
            <text:p>Defines content aside from the page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thoofd&gt;</text:p>
          </table:table-cell>
          <table:table-cell table:style-name="ce4" office:value-type="string">
            <text:p><text:a xlink:href="https://www.w3schools.com/tags/tag_thead.asp">&lt;thead&gt;</text:a></text:p>
          </table:table-cell>
          <table:table-cell table:style-name="ce2" office:value-type="string">
            <text:p>Groepeert de headerinhoud in een tabel</text:p>
          </table:table-cell>
          <table:table-cell table:style-name="ce2" office:value-type="string">
            <text:p>Groups the header content in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tijd&gt;</text:p>
          </table:table-cell>
          <table:table-cell table:style-name="ce4" office:value-type="string">
            <text:p><text:a xlink:href="https://www.w3schools.com/tags/tag_time.asp">&lt;time&gt;</text:a></text:p>
          </table:table-cell>
          <table:table-cell table:style-name="ce2" office:value-type="string">
            <text:p>Definieert een specifieke tijd (of datetime)</text:p>
          </table:table-cell>
          <table:table-cell table:style-name="ce2" office:value-type="string">
            <text:p>Defines a specific time (or datetim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titel&gt;</text:p>
          </table:table-cell>
          <table:table-cell table:style-name="ce4" office:value-type="string">
            <text:p><text:a xlink:href="https://www.w3schools.com/tags/tag_title.asp">&lt;title&gt;</text:a></text:p>
          </table:table-cell>
          <table:table-cell table:style-name="ce2" office:value-type="string">
            <text:p>Definieert een titel voor het document</text:p>
          </table:table-cell>
          <table:table-cell table:style-name="ce2" office:value-type="string">
            <text:p>Defines a title for the docu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tlichaam&gt;</text:p>
          </table:table-cell>
          <table:table-cell table:style-name="ce4" office:value-type="string">
            <text:p><text:a xlink:href="https://www.w3schools.com/tags/tag_tbody.asp">&lt;tbody&gt;</text:a></text:p>
          </table:table-cell>
          <table:table-cell table:style-name="ce2" office:value-type="string">
            <text:p>Groepeert de hoofdinhoud in een tabel</text:p>
          </table:table-cell>
          <table:table-cell table:style-name="ce2" office:value-type="string">
            <text:p>Groups the body content in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tr&gt;</text:p>
          </table:table-cell>
          <table:table-cell table:style-name="ce4" office:value-type="string">
            <text:p><text:a xlink:href="https://www.w3schools.com/tags/tag_tr.asp">&lt;tr&gt;</text:a></text:p>
          </table:table-cell>
          <table:table-cell table:style-name="ce2" office:value-type="string">
            <text:p>Definieert een rij in een tabel</text:p>
          </table:table-cell>
          <table:table-cell table:style-name="ce2" office:value-type="string">
            <text:p>Defines a row in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track&gt;</text:p>
          </table:table-cell>
          <table:table-cell table:style-name="ce4" office:value-type="string">
            <text:p><text:a xlink:href="https://www.w3schools.com/tags/tag_track.asp">&lt;track&gt;</text:a></text:p>
          </table:table-cell>
          <table:table-cell table:style-name="ce2" office:value-type="string">
            <text:p>Definieert teksttracks voor media-elementen (&lt;video&gt; en &lt;audio&gt;)</text:p>
          </table:table-cell>
          <table:table-cell table:style-name="ce2" office:value-type="string">
            <text:p>Defines text tracks for media elements (&lt;video&gt; and &lt;audio&gt;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tt&gt;</text:p>
          </table:table-cell>
          <table:table-cell table:style-name="ce4" office:value-type="string">
            <text:p><text:a xlink:href="https://www.w3schools.com/tags/tag_tt.asp">&lt;tt&gt;</text:a></text:p>
          </table:table-cell>
          <table:table-cell table:style-name="ce2" office:value-type="string">
            <text:p>Niet ondersteund in HTML5. Gebruik in plaats daarvan CSS. Definieert teletypetekst</text:p>
          </table:table-cell>
          <table:table-cell table:style-name="ce2" office:value-type="string">
            <text:p>Not supported in HTML5. Use CSS instead. Defines teletype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tvoet&gt;</text:p>
          </table:table-cell>
          <table:table-cell table:style-name="ce4" office:value-type="string">
            <text:p><text:a xlink:href="https://www.w3schools.com/tags/tag_tfoot.asp">&lt;tfoot&gt;</text:a></text:p>
          </table:table-cell>
          <table:table-cell table:style-name="ce2" office:value-type="string">
            <text:p>Groepeert de voettekstinhoud in een tabel</text:p>
          </table:table-cell>
          <table:table-cell table:style-name="ce2" office:value-type="string">
            <text:p>Groups the footer content in a t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u&gt;</text:p>
          </table:table-cell>
          <table:table-cell table:style-name="ce4" office:value-type="string">
            <text:p><text:a xlink:href="https://www.w3schools.com/tags/tag_u.asp">&lt;u&gt;</text:a></text:p>
          </table:table-cell>
          <table:table-cell table:style-name="ce2" office:value-type="string">
            <text:p>Definieert tekst die niet gearticuleerd is en anders is opgemaakt dan normale tekst</text:p>
          </table:table-cell>
          <table:table-cell table:style-name="ce2" office:value-type="string">
            <text:p>Defines some text that is unarticulated and styled differently from normal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uitvoer&gt;</text:p>
          </table:table-cell>
          <table:table-cell table:style-name="ce4" office:value-type="string">
            <text:p><text:a xlink:href="https://www.w3schools.com/tags/tag_output.asp">&lt;output&gt;</text:a></text:p>
          </table:table-cell>
          <table:table-cell table:style-name="ce2" office:value-type="string">
            <text:p>Definieert het resultaat van een berekening</text:p>
          </table:table-cell>
          <table:table-cell table:style-name="ce2" office:value-type="string">
            <text:p>Defines the result of a calcu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ul&gt;</text:p>
          </table:table-cell>
          <table:table-cell table:style-name="ce4" office:value-type="string">
            <text:p><text:a xlink:href="https://www.w3schools.com/tags/tag_ul.asp">&lt;ul&gt;</text:a></text:p>
          </table:table-cell>
          <table:table-cell table:style-name="ce2" office:value-type="string">
            <text:p>Definieert een ongeordende lijst</text:p>
          </table:table-cell>
          <table:table-cell table:style-name="ce2" office:value-type="string">
            <text:p>Defines an unordered lis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var&gt;</text:p>
          </table:table-cell>
          <table:table-cell table:style-name="ce4" office:value-type="string">
            <text:p><text:a xlink:href="https://www.w3schools.com/tags/tag_var.asp">&lt;var&gt;</text:a></text:p>
          </table:table-cell>
          <table:table-cell table:style-name="ce2" office:value-type="string">
            <text:p>Definieert een variabele</text:p>
          </table:table-cell>
          <table:table-cell table:style-name="ce2" office:value-type="string">
            <text:p>Defines a variab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veldset&gt;</text:p>
          </table:table-cell>
          <table:table-cell table:style-name="ce4" office:value-type="string">
            <text:p><text:a xlink:href="https://www.w3schools.com/tags/tag_fieldset.asp">&lt;fieldset&gt;</text:a></text:p>
          </table:table-cell>
          <table:table-cell table:style-name="ce2" office:value-type="string">
            <text:p>Groepeert gerelateerde elementen in een formulier</text:p>
          </table:table-cell>
          <table:table-cell table:style-name="ce2" office:value-type="string">
            <text:p>Groups related elements in a form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video&gt;</text:p>
          </table:table-cell>
          <table:table-cell table:style-name="ce4" office:value-type="string">
            <text:p><text:a xlink:href="https://www.w3schools.com/tags/tag_video.asp">&lt;video&gt;</text:a></text:p>
          </table:table-cell>
          <table:table-cell office:value-type="string">
            <text:p>Definieert ingebedde video-inhoud</text:p>
          </table:table-cell>
          <table:table-cell table:style-name="ce2" office:value-type="string">
            <text:p>Defines embedded video cont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voettekst&gt;</text:p>
          </table:table-cell>
          <table:table-cell table:style-name="ce4" office:value-type="string">
            <text:p><text:a xlink:href="https://www.w3schools.com/tags/tag_footer.asp">&lt;footer&gt;</text:a></text:p>
          </table:table-cell>
          <table:table-cell table:style-name="ce2" office:value-type="string">
            <text:p>Definieert een voettekst voor een document of sectie</text:p>
          </table:table-cell>
          <table:table-cell table:style-name="ce2" office:value-type="string">
            <text:p>Defines a footer for a document or sec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voor&gt;</text:p>
          </table:table-cell>
          <table:table-cell table:style-name="ce4" office:value-type="string">
            <text:p><text:a xlink:href="https://www.w3schools.com/tags/tag_pre.asp">&lt;pre&gt;</text:a></text:p>
          </table:table-cell>
          <table:table-cell table:style-name="ce2" office:value-type="string">
            <text:p>Definieert vooraf opgemaakte tekst</text:p>
          </table:table-cell>
          <table:table-cell table:style-name="ce2" office:value-type="string">
            <text:p>Defines preformatted tex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vooruitgang&gt;</text:p>
          </table:table-cell>
          <table:table-cell table:style-name="ce4" office:value-type="string">
            <text:p><text:a xlink:href="https://www.w3schools.com/tags/tag_progress.asp">&lt;progress&gt;</text:a></text:p>
          </table:table-cell>
          <table:table-cell table:style-name="ce2" office:value-type="string">
            <text:p>Geeft de voortgang van een taak weer</text:p>
          </table:table-cell>
          <table:table-cell table:style-name="ce2" office:value-type="string">
            <text:p>Represents the progress of a tas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wbr&gt;</text:p>
          </table:table-cell>
          <table:table-cell table:style-name="ce4" office:value-type="string">
            <text:p><text:a xlink:href="https://www.w3schools.com/tags/tag_wbr.asp">&lt;wbr&gt;</text:a></text:p>
          </table:table-cell>
          <table:table-cell office:value-type="string">
            <text:p>Definieert een mogelijk regeleinde</text:p>
          </table:table-cell>
          <table:table-cell table:style-name="ce2" office:value-type="string">
            <text:p>Defines a possible line-brea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&lt;zoeken&gt;</text:p>
          </table:table-cell>
          <table:table-cell table:style-name="ce4" office:value-type="string">
            <text:p><text:a xlink:href="https://www.w3schools.com/tags/tag_search.asp">&lt;search&gt;</text:a></text:p>
          </table:table-cell>
          <table:table-cell table:style-name="ce2" office:value-type="string">
            <text:p>Definieert een zoeksectie</text:p>
          </table:table-cell>
          <table:table-cell table:style-name="ce2" office:value-type="string">
            <text:p>Defines a search section</text:p>
          </table:table-cell>
          <table:table-cell table:number-columns-repeated="1020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index HTML nedelands'.A1:'index HTML nedelands'.D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8">28/12/2023</text:date>, <text:time>14:30: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win Leemans</meta:initial-creator>
    <meta:creation-date>2023-12-28T14:16:19.21</meta:creation-date>
    <dc:date>2023-12-28T14:30:15.92</dc:date>
    <dc:creator>Erwin Leemans</dc:creator>
    <meta:editing-duration>PT13M38S</meta:editing-duration>
    <meta:editing-cycles>2</meta:editing-cycles>
    <meta:generator>OpenOffice/4.1.14$Win32 OpenOffice.org_project/4114m1$Build-9811</meta:generator>
    <meta:document-statistic meta:table-count="3" meta:cell-count="1230" meta:object-count="0"/>
  </office:meta>
</office:document-meta>
</file>